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4.516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3.193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6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HOBART_site1_unnormalized_6months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LSSVM_C_0.1</text:p>
          </table:table-cell>
          <table:table-cell office:value-type="string" calcext:value-type="string">
            <text:p>LSSVM_C_1.0</text:p>
          </table:table-cell>
          <table:table-cell office:value-type="string" calcext:value-type="string">
            <text:p>M3N_C0.01</text:p>
          </table:table-cell>
          <table:table-cell office:value-type="string" calcext:value-type="string">
            <text:p>M3N_C_1</text:p>
          </table:table-cell>
          <table:table-cell office:value-type="string" calcext:value-type="string">
            <text:p>LSSVM_Eps_0.001_C_1.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0.526316" calcext:value-type="float">
            <text:p>0.526316</text:p>
          </table:table-cell>
          <table:table-cell table:number-columns-repeated="2" office:value-type="float" office:value="0.538462" calcext:value-type="float">
            <text:p>0.538462</text:p>
          </table:table-cell>
          <table:table-cell office:value-type="float" office:value="0.453333" calcext:value-type="float">
            <text:p>0.453333</text:p>
          </table:table-cell>
          <table:table-cell/>
          <table:table-cell office:value-type="float" office:value="0.538462" calcext:value-type="float">
            <text:p>0.538462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0.486957" calcext:value-type="float">
            <text:p>0.486957</text:p>
          </table:table-cell>
          <table:table-cell office:value-type="float" office:value="0.526316" calcext:value-type="float">
            <text:p>0.526316</text:p>
          </table:table-cell>
          <table:table-cell table:number-columns-repeated="2" office:value-type="float" office:value="0.551181" calcext:value-type="float">
            <text:p>0.551181</text:p>
          </table:table-cell>
          <table:table-cell office:value-type="float" office:value="0.460177" calcext:value-type="float">
            <text:p>0.460177</text:p>
          </table:table-cell>
          <table:table-cell office:value-type="float" office:value="0.521327" calcext:value-type="float">
            <text:p>0.521327</text:p>
          </table:table-cell>
          <table:table-cell office:value-type="float" office:value="0.551181" calcext:value-type="float">
            <text:p>0.551181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526316" calcext:value-type="float">
            <text:p>0.526316</text:p>
          </table:table-cell>
          <table:table-cell table:number-columns-repeated="2" office:value-type="float" office:value="0.535433" calcext:value-type="float">
            <text:p>0.535433</text:p>
          </table:table-cell>
          <table:table-cell office:value-type="float" office:value="0.460177" calcext:value-type="float">
            <text:p>0.460177</text:p>
          </table:table-cell>
          <table:table-cell office:value-type="float" office:value="0.546448" calcext:value-type="float">
            <text:p>0.546448</text:p>
          </table:table-cell>
          <table:table-cell office:value-type="float" office:value="0.535433" calcext:value-type="float">
            <text:p>0.535433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2:.B4])" office:value-type="float" office:value="0.473388666666667" calcext:value-type="float">
            <text:p>0.4733886667</text:p>
          </table:table-cell>
          <table:table-cell table:style-name="ce1" table:formula="of:=AVERAGE([.C2:.C4])" office:value-type="float" office:value="0.526316" calcext:value-type="float">
            <text:p>0.526316</text:p>
          </table:table-cell>
          <table:table-cell table:style-name="ce1" table:formula="of:=AVERAGE([.D2:.D4])" office:value-type="float" office:value="0.541692" calcext:value-type="float">
            <text:p>0.541692</text:p>
          </table:table-cell>
          <table:table-cell table:style-name="ce1" table:formula="of:=AVERAGE([.E2:.E4])" office:value-type="float" office:value="0.541692" calcext:value-type="float">
            <text:p>0.541692</text:p>
          </table:table-cell>
          <table:table-cell table:style-name="ce1" table:formula="of:=AVERAGE([.F2:.F4])" office:value-type="float" office:value="0.457895666666667" calcext:value-type="float">
            <text:p>0.4578956667</text:p>
          </table:table-cell>
          <table:table-cell table:style-name="ce1" table:formula="of:=AVERAGE([.G2:.G4])" office:value-type="float" office:value="0.5338875" calcext:value-type="float">
            <text:p>0.5338875</text:p>
          </table:table-cell>
          <table:table-cell table:style-name="ce1" table:formula="of:=AVERAGE([.H2:.H4])" office:value-type="float" office:value="0.541692" calcext:value-type="float">
            <text:p>0.541692</text:p>
          </table:table-cell>
        </table:table-row>
      </table:table>
      <table:table table:name="HOBART_site1_normalized_6months" table:style-name="ta1"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LSSVM_eps_0.001_C_0.1</text:p>
          </table:table-cell>
          <table:table-cell office:value-type="string" calcext:value-type="string">
            <text:p>LSSVM_eps_0.001_C_1.0</text:p>
          </table:table-cell>
          <table:table-cell table:style-name="ce2" office:value-type="string" calcext:value-type="string">
            <text:p>LSSVM_eps_0.001_C_0.01</text:p>
          </table:table-cell>
          <table:table-cell office:value-type="string" calcext:value-type="string">
            <text:p>M3N_C0.01</text:p>
          </table:table-cell>
          <table:table-cell office:value-type="string" calcext:value-type="string">
            <text:p>LSSVM_C0.001</text:p>
          </table:table-cell>
          <table:table-cell office:value-type="string" calcext:value-type="string">
            <text:p>M2N_C0.001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386667" calcext:value-type="float">
            <text:p>0.386667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448718" calcext:value-type="float">
            <text:p>0.448718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433566" calcext:value-type="float">
            <text:p>0.433566</text:p>
          </table:table-cell>
          <table:table-cell office:value-type="string" calcext:value-type="string">
            <text:p>H1 – Alternate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92157" calcext:value-type="float">
            <text:p>0.392157</text:p>
          </table:table-cell>
          <table:table-cell table:number-columns-repeated="3" office:value-type="float" office:value="0.437956" calcext:value-type="float">
            <text:p>0.437956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437956" calcext:value-type="float">
            <text:p>0.437956</text:p>
          </table:table-cell>
          <table:table-cell office:value-type="float" office:value="0.444444" calcext:value-type="float">
            <text:p>0.444444</text:p>
          </table:table-cell>
          <table:table-cell table:style-name="ce2" office:value-type="string" calcext:value-type="string">
            <text:p>H2 – Alternate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0.355263" calcext:value-type="float">
            <text:p>0.355263</text:p>
          </table:table-cell>
          <table:table-cell office:value-type="float" office:value="0.402597" calcext:value-type="float">
            <text:p>0.402597</text:p>
          </table:table-cell>
          <table:table-cell table:number-columns-repeated="3" office:value-type="float" office:value="0.457143" calcext:value-type="float">
            <text:p>0.457143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433566" calcext:value-type="float">
            <text:p>0.433566</text:p>
          </table:table-cell>
          <table:table-cell table:style-name="ce2" office:value-type="string" calcext:value-type="string">
            <text:p>H3 – Alternate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48718" calcext:value-type="float">
            <text:p>0.448718</text:p>
          </table:table-cell>
          <table:table-cell table:number-columns-repeated="3" office:value-type="float" office:value="0.465409" calcext:value-type="float">
            <text:p>0.465409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465409" calcext:value-type="float">
            <text:p>0.465409</text:p>
          </table:table-cell>
          <table:table-cell office:value-type="float" office:value="0.444444" calcext:value-type="float">
            <text:p>0.444444</text:p>
          </table:table-cell>
          <table:table-cell table:style-name="ce2" office:value-type="string" calcext:value-type="string">
            <text:p>H4 – Alternate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0.469565" calcext:value-type="float">
            <text:p>0.469565</text:p>
          </table:table-cell>
          <table:table-cell office:value-type="float" office:value="0.507463" calcext:value-type="float">
            <text:p>0.507463</text:p>
          </table:table-cell>
          <table:table-cell table:number-columns-repeated="3" office:value-type="float" office:value="0.514706" calcext:value-type="float">
            <text:p>0.514706</text:p>
          </table:table-cell>
          <table:table-cell office:value-type="float" office:value="0.473684" calcext:value-type="float">
            <text:p>0.473684</text:p>
          </table:table-cell>
          <table:table-cell office:value-type="float" office:value="0.514706" calcext:value-type="float">
            <text:p>0.514706</text:p>
          </table:table-cell>
          <table:table-cell office:value-type="float" office:value="0.45098" calcext:value-type="float">
            <text:p>0.45098</text:p>
          </table:table-cell>
          <table:table-cell office:value-type="string" calcext:value-type="string">
            <text:p>G6-stopped at L=5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0.441379" calcext:value-type="float">
            <text:p>0.441379</text:p>
          </table:table-cell>
          <table:table-cell office:value-type="float" office:value="0.448718" calcext:value-type="float">
            <text:p>0.448718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444444" calcext:value-type="float">
            <text:p>0.444444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0.355263" calcext:value-type="float">
            <text:p>0.355263</text:p>
          </table:table-cell>
          <table:table-cell office:value-type="float" office:value="0.402597" calcext:value-type="float">
            <text:p>0.402597</text:p>
          </table:table-cell>
          <table:table-cell table:number-columns-repeated="3" office:value-type="float" office:value="0.457143" calcext:value-type="float">
            <text:p>0.457143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433566" calcext:value-type="float">
            <text:p>0.433566</text:p>
          </table:table-cell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2:.B8])" office:value-type="float" office:value="0.402689571428571" calcext:value-type="float">
            <text:p>0.4026895714</text:p>
          </table:table-cell>
          <table:table-cell table:style-name="ce1" table:formula="of:=AVERAGE([.C2:.C8])" office:value-type="float" office:value="0.426988142857143" calcext:value-type="float">
            <text:p>0.4269881429</text:p>
          </table:table-cell>
          <table:table-cell table:style-name="ce1" table:formula="of:=AVERAGE([.D2:.D8])" office:value-type="float" office:value="0.458213428571429" calcext:value-type="float">
            <text:p>0.4582134286</text:p>
          </table:table-cell>
          <table:table-cell table:style-name="ce1" table:formula="of:=AVERAGE([.E2:.E8])" office:value-type="float" office:value="0.459796428571428" calcext:value-type="float">
            <text:p>0.4597964286</text:p>
          </table:table-cell>
          <table:table-cell table:style-name="ce1" table:formula="of:=AVERAGE([.F2:.F8])" office:value-type="float" office:value="0.458213428571429" calcext:value-type="float">
            <text:p>0.4582134286</text:p>
          </table:table-cell>
          <table:table-cell table:style-name="ce1" table:formula="of:=AVERAGE([.G2:.G8])" office:value-type="float" office:value="0.428575571428571" calcext:value-type="float">
            <text:p>0.4285755714</text:p>
          </table:table-cell>
          <table:table-cell table:style-name="ce1" table:formula="of:=AVERAGE([.H2:.H8])" office:value-type="float" office:value="0.458213428571429" calcext:value-type="float">
            <text:p>0.4582134286</text:p>
          </table:table-cell>
          <table:table-cell table:style-name="ce1" table:formula="of:=AVERAGE([.I2:.I8])" office:value-type="float" office:value="0.440715714285714" calcext:value-type="float">
            <text:p>0.4407157143</text:p>
          </table:table-cell>
          <table:table-cell/>
        </table:table-row>
        <table:table-row table:style-name="ro1">
          <table:table-cell table:style-name="ce1" office:value-type="string" calcext:value-type="string">
            <text:p>STD</text:p>
          </table:table-cell>
          <table:table-cell table:number-columns-repeated="9"/>
        </table:table-row>
      </table:table>
      <table:table table:name="HOBART_site1_normalized_6months_copy" table:style-name="ta1"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LSSVM_eps_0.001_C_0.1</text:p>
          </table:table-cell>
          <table:table-cell office:value-type="string" calcext:value-type="string">
            <text:p>LSSVM_eps_0.001_C_1.0</text:p>
          </table:table-cell>
          <table:table-cell table:style-name="ce2" office:value-type="string" calcext:value-type="string">
            <text:p>LSSVM_eps_0.001_C_0.01</text:p>
          </table:table-cell>
          <table:table-cell office:value-type="string" calcext:value-type="string">
            <text:p>M3N_C0.01</text:p>
          </table:table-cell>
          <table:table-cell office:value-type="string" calcext:value-type="string">
            <text:p>M3N_C_1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386667" calcext:value-type="float">
            <text:p>0.386667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448718" calcext:value-type="float">
            <text:p>0.448718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41958" calcext:value-type="float">
            <text:p>0.4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92157" calcext:value-type="float">
            <text:p>0.392157</text:p>
          </table:table-cell>
          <table:table-cell table:number-columns-repeated="3" office:value-type="float" office:value="0.437956" calcext:value-type="float">
            <text:p>0.437956</text:p>
          </table:table-cell>
          <table:table-cell office:value-type="float" office:value="0.422535" calcext:value-type="float">
            <text:p>0.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0.355263" calcext:value-type="float">
            <text:p>0.355263</text:p>
          </table:table-cell>
          <table:table-cell office:value-type="float" office:value="0.402597" calcext:value-type="float">
            <text:p>0.402597</text:p>
          </table:table-cell>
          <table:table-cell table:number-columns-repeated="3" office:value-type="float" office:value="0.457143" calcext:value-type="float">
            <text:p>0.457143</text:p>
          </table:table-cell>
          <table:table-cell office:value-type="float" office:value="0.41958" calcext:value-type="float">
            <text:p>0.4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48718" calcext:value-type="float">
            <text:p>0.448718</text:p>
          </table:table-cell>
          <table:table-cell table:number-columns-repeated="3" office:value-type="float" office:value="0.465409" calcext:value-type="float">
            <text:p>0.465409</text:p>
          </table:table-cell>
          <table:table-cell office:value-type="float" office:value="0.422535" calcext:value-type="float">
            <text:p>0.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0.441379" calcext:value-type="float">
            <text:p>0.441379</text:p>
          </table:table-cell>
          <table:table-cell office:value-type="float" office:value="0.448718" calcext:value-type="float">
            <text:p>0.448718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32099" calcext:value-type="float">
            <text:p>0.432099</text:p>
          </table:table-cell>
          <table:table-cell office:value-type="float" office:value="0.422535" calcext:value-type="float">
            <text:p>0.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0.355263" calcext:value-type="float">
            <text:p>0.355263</text:p>
          </table:table-cell>
          <table:table-cell office:value-type="float" office:value="0.402597" calcext:value-type="float">
            <text:p>0.402597</text:p>
          </table:table-cell>
          <table:table-cell table:number-columns-repeated="3" office:value-type="float" office:value="0.457143" calcext:value-type="float">
            <text:p>0.457143</text:p>
          </table:table-cell>
          <table:table-cell office:value-type="float" office:value="0.41958" calcext:value-type="float">
            <text:p>0.41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2:.B7])" office:value-type="float" office:value="0.391543666666667" calcext:value-type="float">
            <text:p>0.3915436667</text:p>
          </table:table-cell>
          <table:table-cell table:style-name="ce1" table:formula="of:=AVERAGE([.C2:.C7])" office:value-type="float" office:value="0.413575666666667" calcext:value-type="float">
            <text:p>0.4135756667</text:p>
          </table:table-cell>
          <table:table-cell table:style-name="ce1" table:formula="of:=AVERAGE([.D2:.D7])" office:value-type="float" office:value="0.448798" calcext:value-type="float">
            <text:p>0.448798</text:p>
          </table:table-cell>
          <table:table-cell table:style-name="ce1" table:formula="of:=AVERAGE([.E2:.E7])" office:value-type="float" office:value="0.450644833333333" calcext:value-type="float">
            <text:p>0.4506448333</text:p>
          </table:table-cell>
          <table:table-cell table:style-name="ce1" table:formula="of:=AVERAGE([.F2:.F7])" office:value-type="float" office:value="0.448798" calcext:value-type="float">
            <text:p>0.448798</text:p>
          </table:table-cell>
          <table:table-cell table:style-name="ce1" table:formula="of:=AVERAGE([.G2:.G7])" office:value-type="float" office:value="0.4210575" calcext:value-type="float">
            <text:p>0.4210575</text:p>
          </table:table-cell>
          <table:table-cell table:style-name="ce1" table:formula="of:=AVERAGE([.H2:.H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" office:value-type="string" calcext:value-type="string">
            <text:p>STD</text:p>
          </table:table-cell>
          <table:table-cell table:number-columns-repeated="8"/>
        </table:table-row>
      </table:table>
      <table:table table:name="HOBART_site1_normalized_2016_2017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K-Means</text:p>
          </table:table-cell>
          <table:table-cell office:value-type="string" calcext:value-type="string">
            <text:p>EM</text:p>
          </table:table-cell>
          <table:table-cell table:style-name="ce2" office:value-type="string" calcext:value-type="string">
            <text:p>LSSVM_eps_0.001_C_0.01</text:p>
          </table:table-cell>
          <table:table-cell table:style-name="ce2" office:value-type="string" calcext:value-type="string">
            <text:p>LSSVM_eps_0.001_C_0.001</text:p>
          </table:table-cell>
          <table:table-cell table:number-columns-repeated="2" office:value-type="string" calcext:value-type="string">
            <text:p>M3N_C0.01</text:p>
          </table:table-cell>
          <table:table-cell table:style-name="ce1" office:value-type="string" calcext:value-type="string">
            <text:p>NOTES</text:p>
          </table:table-cell>
          <table:table-cell office:value-type="string" calcext:value-type="string">
            <text:p>M3N_C0.001</text:p>
          </table:table-cell>
          <table:table-cell office:value-type="string" calcext:value-type="string">
            <text:p>LSSVM_C_0.0001</text:p>
          </table:table-cell>
          <table:table-cell office:value-type="string" calcext:value-type="string">
            <text:p>M3N_C0.000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40059" calcext:value-type="float">
            <text:p>0.540059</text:p>
          </table:table-cell>
          <table:table-cell table:number-columns-repeated="2" office:value-type="float" office:value="0.513761" calcext:value-type="float">
            <text:p>0.51376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9595" calcext:value-type="float">
            <text:p>0.529595</text:p>
          </table:table-cell>
          <table:table-cell office:value-type="string" calcext:value-type="string">
            <text:p>F1: Stopped at 3 labelings, G1: Full convergence</text:p>
          </table:table-cell>
          <table:table-cell office:value-type="float" office:value="0.530864" calcext:value-type="float">
            <text:p>0.530864</text:p>
          </table:table-cell>
          <table:table-cell office:value-type="float" office:value="0.526646" calcext:value-type="float">
            <text:p>0.526646</text:p>
          </table:table-cell>
          <table:table-cell office:value-type="float" office:value="0.53125" calcext:value-type="float">
            <text:p>0.5312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office:value-type="float" office:value="0.526984" calcext:value-type="float">
            <text:p>0.526984</text:p>
          </table:table-cell>
          <table:table-cell office:value-type="float" office:value="0.540059" calcext:value-type="float">
            <text:p>0.540059</text:p>
          </table:table-cell>
          <table:table-cell table:number-columns-repeated="2" office:value-type="float" office:value="0.503145" calcext:value-type="float">
            <text:p>0.503145</text:p>
          </table:table-cell>
          <table:table-cell office:value-type="float" office:value="0.526646" calcext:value-type="float">
            <text:p>0.526646</text:p>
          </table:table-cell>
          <table:table-cell office:value-type="float" office:value="0.529595" calcext:value-type="float">
            <text:p>0.529595</text:p>
          </table:table-cell>
          <table:table-cell office:value-type="string" calcext:value-type="string">
            <text:p>F2: Stopped at 3 labelings, G1: Stopped at 12</text:p>
          </table:table-cell>
          <table:table-cell office:value-type="float" office:value="0.52795" calcext:value-type="float">
            <text:p>0.52795</text:p>
          </table:table-cell>
          <table:table-cell office:value-type="float" office:value="0.531646" calcext:value-type="float">
            <text:p>0.531646</text:p>
          </table:table-cell>
          <table:table-cell office:value-type="float" office:value="0.525316" calcext:value-type="float">
            <text:p>0.52531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office:value-type="float" office:value="0.528302" calcext:value-type="float">
            <text:p>0.528302</text:p>
          </table:table-cell>
          <table:table-cell office:value-type="float" office:value="0.540059" calcext:value-type="float">
            <text:p>0.540059</text:p>
          </table:table-cell>
          <table:table-cell table:number-columns-repeated="2" office:value-type="float" office:value="0.501425" calcext:value-type="float">
            <text:p>0.5014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9595" calcext:value-type="float">
            <text:p>0.529595</text:p>
          </table:table-cell>
          <table:table-cell office:value-type="string" calcext:value-type="string">
            <text:p>F3: Stopped at 3 labelings</text:p>
          </table:table-cell>
          <table:table-cell office:value-type="float" office:value="0.534161" calcext:value-type="float">
            <text:p>0.534161</text:p>
          </table:table-cell>
          <table:table-cell office:value-type="float" office:value="0.522013" calcext:value-type="float">
            <text:p>0.522013</text:p>
          </table:table-cell>
          <table:table-cell office:value-type="float" office:value="0.528302" calcext:value-type="float">
            <text:p>0.528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2:.B4])" office:value-type="float" office:value="0.528845333333333" calcext:value-type="float">
            <text:p>0.5288453333</text:p>
          </table:table-cell>
          <table:table-cell table:style-name="ce1" table:formula="of:=AVERAGE([.C2:.C4])" office:value-type="float" office:value="0.540059" calcext:value-type="float">
            <text:p>0.540059</text:p>
          </table:table-cell>
          <table:table-cell table:style-name="ce1" table:formula="of:=AVERAGE([.D2:.D4])" office:value-type="float" office:value="0.506110333333333" calcext:value-type="float">
            <text:p>0.5061103333</text:p>
          </table:table-cell>
          <table:table-cell table:style-name="ce1" table:formula="of:=AVERAGE([.E2:.E4])" office:value-type="float" office:value="0.506110333333333" calcext:value-type="float">
            <text:p>0.5061103333</text:p>
          </table:table-cell>
          <table:table-cell table:style-name="ce1" table:formula="of:=AVERAGE([.F2:.F4])" office:value-type="float" office:value="0.525548666666667" calcext:value-type="float">
            <text:p>0.5255486667</text:p>
          </table:table-cell>
          <table:table-cell table:style-name="ce1" table:formula="of:=AVERAGE([.G2:.G4])" office:value-type="float" office:value="0.529595" calcext:value-type="float">
            <text:p>0.529595</text:p>
          </table:table-cell>
          <table:table-cell/>
          <table:table-cell table:style-name="ce1" table:formula="of:=AVERAGE([.I2:.I4])" office:value-type="float" office:value="0.530991666666667" calcext:value-type="float">
            <text:p>0.5309916667</text:p>
          </table:table-cell>
          <table:table-cell table:style-name="ce1" table:formula="of:=AVERAGE([.J2:.J4])" office:value-type="float" office:value="0.526768333333333" calcext:value-type="float">
            <text:p>0.5267683333</text:p>
          </table:table-cell>
          <table:table-cell table:style-name="ce1" table:formula="of:=AVERAGE([.K2:.K4])" office:value-type="float" office:value="0.528289333333333" calcext:value-type="float">
            <text:p>0.5282893333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RAINFALL_0.0_mm</text:p>
          </table:table-cell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KM_1</text:p>
          </table:table-cell>
          <table:table-cell office:value-type="string" calcext:value-type="string">
            <text:p>KM_2</text:p>
          </table:table-cell>
          <table:table-cell office:value-type="string" calcext:value-type="string">
            <text:p>KM_3</text:p>
          </table:table-cell>
          <table:table-cell office:value-type="string" calcext:value-type="string">
            <text:p>EM_1</text:p>
          </table:table-cell>
          <table:table-cell office:value-type="string" calcext:value-type="string">
            <text:p>EM_2</text:p>
          </table:table-cell>
          <table:table-cell office:value-type="string" calcext:value-type="string">
            <text:p>EM_3</text:p>
          </table:table-cell>
          <table:table-cell office:value-type="string" calcext:value-type="string">
            <text:p>LSSVM_1</text:p>
          </table:table-cell>
          <table:table-cell office:value-type="string" calcext:value-type="string">
            <text:p>LSSVM_2</text:p>
          </table:table-cell>
          <table:table-cell office:value-type="string" calcext:value-type="string">
            <text:p>LSSVM_3</text:p>
          </table:table-cell>
          <table:table-cell office:value-type="string" calcext:value-type="string">
            <text:p>M3N_1</text:p>
          </table:table-cell>
          <table:table-cell office:value-type="string" calcext:value-type="string">
            <text:p>M3N_2</text:p>
          </table:table-cell>
          <table:table-cell office:value-type="string" calcext:value-type="string">
            <text:p>M3N_3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1" table:formula="of:=([.B10]+[.B11])/([.B10]+[.B11]+[.B12]+[.B13])" office:value-type="float" office:value="0.616161616161616" calcext:value-type="float">
            <text:p>0.6161616162</text:p>
          </table:table-cell>
          <table:table-cell table:style-name="ce1" table:formula="of:=([.C10]+[.C11])/([.C10]+[.C11]+[.C12]+[.C13])" office:value-type="float" office:value="0.618686868686869" calcext:value-type="float">
            <text:p>0.6186868687</text:p>
          </table:table-cell>
          <table:table-cell table:style-name="ce1" table:formula="of:=([.D10]+[.D11])/([.D10]+[.D11]+[.D12]+[.D13])" office:value-type="float" office:value="0.616161616161616" calcext:value-type="float">
            <text:p>0.6161616162</text:p>
          </table:table-cell>
          <table:table-cell table:style-name="ce1" table:formula="of:=([.E10]+[.E11])/([.E10]+[.E11]+[.E12]+[.E13])" office:value-type="float" office:value="0.603535353535353" calcext:value-type="float">
            <text:p>0.6035353535</text:p>
          </table:table-cell>
          <table:table-cell table:style-name="ce1" table:formula="of:=([.F10]+[.F11])/([.F10]+[.F11]+[.F12]+[.F13])" office:value-type="float" office:value="0.603535353535353" calcext:value-type="float">
            <text:p>0.6035353535</text:p>
          </table:table-cell>
          <table:table-cell table:style-name="ce1" table:formula="of:=([.G10]+[.G11])/([.G10]+[.G11]+[.G12]+[.G13])" office:value-type="float" office:value="0.603535353535353" calcext:value-type="float">
            <text:p>0.6035353535</text:p>
          </table:table-cell>
          <table:table-cell table:style-name="ce1" table:formula="of:=([.H10]+[.H11])/([.H10]+[.H11]+[.H12]+[.H13])" office:value-type="float" office:value="0.608585858585859" calcext:value-type="float">
            <text:p>0.6085858586</text:p>
          </table:table-cell>
          <table:table-cell table:style-name="ce1" table:formula="of:=([.I10]+[.I11])/([.I10]+[.I11]+[.I12]+[.I13])" office:value-type="float" office:value="0.595959595959596" calcext:value-type="float">
            <text:p>0.595959596</text:p>
          </table:table-cell>
          <table:table-cell table:style-name="ce1" table:formula="of:=([.J10]+[.J11])/([.J10]+[.J11]+[.J12]+[.J13])" office:value-type="float" office:value="0.573232323232323" calcext:value-type="float">
            <text:p>0.5732323232</text:p>
          </table:table-cell>
          <table:table-cell table:style-name="ce1" table:formula="of:=([.K10]+[.K11])/([.K10]+[.K11]+[.K12]+[.K13])" office:value-type="float" office:value="0.616161616161616" calcext:value-type="float">
            <text:p>0.6161616162</text:p>
          </table:table-cell>
          <table:table-cell table:style-name="ce1" table:formula="of:=([.L10]+[.L11])/([.L10]+[.L11]+[.L12]+[.L13])" office:value-type="float" office:value="0.621212121212121" calcext:value-type="float">
            <text:p>0.6212121212</text:p>
          </table:table-cell>
          <table:table-cell table:style-name="ce1" table:formula="of:=([.M10]+[.M11])/([.M10]+[.M11]+[.M12]+[.M13])" office:value-type="float" office:value="0.621212121212121" calcext:value-type="float">
            <text:p>0.6212121212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table:formula="of:=[.B10]/([.B10]+[.B12])" office:value-type="float" office:value="0.556122448979592" calcext:value-type="float">
            <text:p>0.556122449</text:p>
          </table:table-cell>
          <table:table-cell table:style-name="ce1" table:formula="of:=[.C10]/([.C10]+[.C12])" office:value-type="float" office:value="0.56020942408377" calcext:value-type="float">
            <text:p>0.5602094241</text:p>
          </table:table-cell>
          <table:table-cell table:style-name="ce1" table:formula="of:=[.D10]/([.D10]+[.D12])" office:value-type="float" office:value="0.556701030927835" calcext:value-type="float">
            <text:p>0.5567010309</text:p>
          </table:table-cell>
          <table:table-cell table:style-name="ce1" table:formula="of:=[.E10]/([.E10]+[.E12])" office:value-type="float" office:value="0.539906103286385" calcext:value-type="float">
            <text:p>0.5399061033</text:p>
          </table:table-cell>
          <table:table-cell table:style-name="ce1" table:formula="of:=[.F10]/([.F10]+[.F12])" office:value-type="float" office:value="0.539906103286385" calcext:value-type="float">
            <text:p>0.5399061033</text:p>
          </table:table-cell>
          <table:table-cell table:style-name="ce1" table:formula="of:=[.G10]/([.G10]+[.G12])" office:value-type="float" office:value="0.539906103286385" calcext:value-type="float">
            <text:p>0.5399061033</text:p>
          </table:table-cell>
          <table:table-cell table:style-name="ce1" table:formula="of:=[.H10]/([.H10]+[.H12])" office:value-type="float" office:value="0.54679802955665" calcext:value-type="float">
            <text:p>0.5467980296</text:p>
          </table:table-cell>
          <table:table-cell table:style-name="ce1" table:formula="of:=[.I10]/([.I10]+[.I12])" office:value-type="float" office:value="0.536082474226804" calcext:value-type="float">
            <text:p>0.5360824742</text:p>
          </table:table-cell>
          <table:table-cell table:style-name="ce1" table:formula="of:=[.J10]/([.J10]+[.J12])" office:value-type="float" office:value="0.511013215859031" calcext:value-type="float">
            <text:p>0.5110132159</text:p>
          </table:table-cell>
          <table:table-cell table:style-name="ce1" table:formula="of:=[.K10]/([.K10]+[.K12])" office:value-type="float" office:value="0.555" calcext:value-type="float">
            <text:p>0.555</text:p>
          </table:table-cell>
          <table:table-cell table:style-name="ce1" table:formula="of:=[.L10]/([.L10]+[.L12])" office:value-type="float" office:value="0.560606060606061" calcext:value-type="float">
            <text:p>0.5606060606</text:p>
          </table:table-cell>
          <table:table-cell table:style-name="ce1" table:formula="of:=[.M10]/([.M10]+[.M12])" office:value-type="float" office:value="0.560606060606061" calcext:value-type="float">
            <text:p>0.560606060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1" table:formula="of:=[.B10]/([.B10]+[.B13])" office:value-type="float" office:value="0.626436781609195" calcext:value-type="float">
            <text:p>0.6264367816</text:p>
          </table:table-cell>
          <table:table-cell table:style-name="ce1" table:formula="of:=[.C10]/([.C10]+[.C13])" office:value-type="float" office:value="0.614942528735632" calcext:value-type="float">
            <text:p>0.6149425287</text:p>
          </table:table-cell>
          <table:table-cell table:style-name="ce1" table:formula="of:=[.D10]/([.D10]+[.D13])" office:value-type="float" office:value="0.620689655172414" calcext:value-type="float">
            <text:p>0.6206896552</text:p>
          </table:table-cell>
          <table:table-cell table:style-name="ce1" table:formula="of:=[.E10]/([.E10]+[.E13])" office:value-type="float" office:value="0.660919540229885" calcext:value-type="float">
            <text:p>0.6609195402</text:p>
          </table:table-cell>
          <table:table-cell table:style-name="ce1" table:formula="of:=[.F10]/([.F10]+[.F13])" office:value-type="float" office:value="0.660919540229885" calcext:value-type="float">
            <text:p>0.6609195402</text:p>
          </table:table-cell>
          <table:table-cell table:style-name="ce1" table:formula="of:=[.G10]/([.G10]+[.G13])" office:value-type="float" office:value="0.660919540229885" calcext:value-type="float">
            <text:p>0.6609195402</text:p>
          </table:table-cell>
          <table:table-cell table:style-name="ce1" table:formula="of:=[.H10]/([.H10]+[.H13])" office:value-type="float" office:value="0.637931034482759" calcext:value-type="float">
            <text:p>0.6379310345</text:p>
          </table:table-cell>
          <table:table-cell table:style-name="ce1" table:formula="of:=[.I10]/([.I10]+[.I13])" office:value-type="float" office:value="0.597701149425287" calcext:value-type="float">
            <text:p>0.5977011494</text:p>
          </table:table-cell>
          <table:table-cell table:style-name="ce1" table:formula="of:=[.J10]/([.J10]+[.J13])" office:value-type="float" office:value="0.666666666666667" calcext:value-type="float">
            <text:p>0.6666666667</text:p>
          </table:table-cell>
          <table:table-cell table:style-name="ce1" table:formula="of:=[.K10]/([.K10]+[.K13])" office:value-type="float" office:value="0.637931034482759" calcext:value-type="float">
            <text:p>0.6379310345</text:p>
          </table:table-cell>
          <table:table-cell table:style-name="ce1" table:formula="of:=[.L10]/([.L10]+[.L13])" office:value-type="float" office:value="0.637931034482759" calcext:value-type="float">
            <text:p>0.6379310345</text:p>
          </table:table-cell>
          <table:table-cell table:style-name="ce1" table:formula="of:=[.M10]/([.M10]+[.M13])" office:value-type="float" office:value="0.637931034482759" calcext:value-type="float">
            <text:p>0.637931034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style-name="ce1" table:formula="of:=(2*[.B15]*[.B16])/([.B15]+[.B16])" office:value-type="float" office:value="0.589189189189189" calcext:value-type="float">
            <text:p>0.5891891892</text:p>
          </table:table-cell>
          <table:table-cell table:style-name="ce1" table:formula="of:=(2*[.C15]*[.C16])/([.C15]+[.C16])" office:value-type="float" office:value="0.586301369863014" calcext:value-type="float">
            <text:p>0.5863013699</text:p>
          </table:table-cell>
          <table:table-cell table:style-name="ce1" table:formula="of:=(2*[.D15]*[.D16])/([.D15]+[.D16])" office:value-type="float" office:value="0.58695652173913" calcext:value-type="float">
            <text:p>0.5869565217</text:p>
          </table:table-cell>
          <table:table-cell table:style-name="ce1" table:formula="of:=(2*[.E15]*[.E16])/([.E15]+[.E16])" office:value-type="float" office:value="0.594315245478036" calcext:value-type="float">
            <text:p>0.5943152455</text:p>
          </table:table-cell>
          <table:table-cell table:style-name="ce1" table:formula="of:=(2*[.F15]*[.F16])/([.F15]+[.F16])" office:value-type="float" office:value="0.594315245478036" calcext:value-type="float">
            <text:p>0.5943152455</text:p>
          </table:table-cell>
          <table:table-cell table:style-name="ce1" table:formula="of:=(2*[.G15]*[.G16])/([.G15]+[.G16])" office:value-type="float" office:value="0.594315245478036" calcext:value-type="float">
            <text:p>0.5943152455</text:p>
          </table:table-cell>
          <table:table-cell table:style-name="ce1" table:formula="of:=(2*[.H15]*[.H16])/([.H15]+[.H16])" office:value-type="float" office:value="0.588859416445623" calcext:value-type="float">
            <text:p>0.5888594164</text:p>
          </table:table-cell>
          <table:table-cell table:style-name="ce1" table:formula="of:=(2*[.I15]*[.I16])/([.I15]+[.I16])" office:value-type="float" office:value="0.565217391304348" calcext:value-type="float">
            <text:p>0.5652173913</text:p>
          </table:table-cell>
          <table:table-cell table:style-name="ce1" table:formula="of:=(2*[.J15]*[.J16])/([.J15]+[.J16])" office:value-type="float" office:value="0.5785536159601" calcext:value-type="float">
            <text:p>0.578553616</text:p>
          </table:table-cell>
          <table:table-cell table:style-name="ce1" table:formula="of:=(2*[.K15]*[.K16])/([.K15]+[.K16])" office:value-type="float" office:value="0.593582887700535" calcext:value-type="float">
            <text:p>0.5935828877</text:p>
          </table:table-cell>
          <table:table-cell table:style-name="ce1" table:formula="of:=(2*[.L15]*[.L16])/([.L15]+[.L16])" office:value-type="float" office:value="0.596774193548387" calcext:value-type="float">
            <text:p>0.5967741935</text:p>
          </table:table-cell>
          <table:table-cell table:style-name="ce1" table:formula="of:=(2*[.M15]*[.M16])/([.M15]+[.M16])" office:value-type="float" office:value="0.596774193548387" calcext:value-type="float">
            <text:p>0.5967741935</text:p>
          </table:table-cell>
        </table:table-row>
        <table:table-row table:style-name="ro1">
          <table:table-cell office:value-type="string" calcext:value-type="string">
            <text:p>TOT_TOK</text:p>
          </table:table-cell>
          <table:table-cell table:formula="of:=SUM([.B10:.B13])" office:value-type="float" office:value="396" calcext:value-type="float">
            <text:p>396</text:p>
          </table:table-cell>
          <table:table-cell table:formula="of:=SUM([.C10:.C13])" office:value-type="float" office:value="396" calcext:value-type="float">
            <text:p>396</text:p>
          </table:table-cell>
          <table:table-cell table:formula="of:=SUM([.D10:.D13])" office:value-type="float" office:value="396" calcext:value-type="float">
            <text:p>396</text:p>
          </table:table-cell>
          <table:table-cell table:formula="of:=SUM([.E10:.E13])" office:value-type="float" office:value="396" calcext:value-type="float">
            <text:p>396</text:p>
          </table:table-cell>
          <table:table-cell table:formula="of:=SUM([.F10:.F13])" office:value-type="float" office:value="396" calcext:value-type="float">
            <text:p>396</text:p>
          </table:table-cell>
          <table:table-cell table:formula="of:=SUM([.G10:.G13])" office:value-type="float" office:value="396" calcext:value-type="float">
            <text:p>396</text:p>
          </table:table-cell>
          <table:table-cell table:formula="of:=SUM([.H10:.H13])" office:value-type="float" office:value="396" calcext:value-type="float">
            <text:p>396</text:p>
          </table:table-cell>
          <table:table-cell table:formula="of:=SUM([.I10:.I13])" office:value-type="float" office:value="396" calcext:value-type="float">
            <text:p>396</text:p>
          </table:table-cell>
          <table:table-cell table:formula="of:=SUM([.J10:.J13])" office:value-type="float" office:value="396" calcext:value-type="float">
            <text:p>396</text:p>
          </table:table-cell>
          <table:table-cell table:formula="of:=SUM([.K10:.K13])" office:value-type="float" office:value="396" calcext:value-type="float">
            <text:p>396</text:p>
          </table:table-cell>
          <table:table-cell table:formula="of:=SUM([.L10:.L13])" office:value-type="float" office:value="396" calcext:value-type="float">
            <text:p>396</text:p>
          </table:table-cell>
          <table:table-cell table:formula="of:=SUM([.M10:.M13]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TOT_POS</text:p>
          </table:table-cell>
          <table:table-cell table:formula="of:=[.B10]+[.B13]" office:value-type="float" office:value="174" calcext:value-type="float">
            <text:p>174</text:p>
          </table:table-cell>
          <table:table-cell table:formula="of:=[.C10]+[.C13]" office:value-type="float" office:value="174" calcext:value-type="float">
            <text:p>174</text:p>
          </table:table-cell>
          <table:table-cell table:formula="of:=[.D10]+[.D13]" office:value-type="float" office:value="174" calcext:value-type="float">
            <text:p>174</text:p>
          </table:table-cell>
          <table:table-cell table:formula="of:=[.E10]+[.E13]" office:value-type="float" office:value="174" calcext:value-type="float">
            <text:p>174</text:p>
          </table:table-cell>
          <table:table-cell table:formula="of:=[.F10]+[.F13]" office:value-type="float" office:value="174" calcext:value-type="float">
            <text:p>174</text:p>
          </table:table-cell>
          <table:table-cell table:formula="of:=[.G10]+[.G13]" office:value-type="float" office:value="174" calcext:value-type="float">
            <text:p>174</text:p>
          </table:table-cell>
          <table:table-cell table:formula="of:=[.H10]+[.H13]" office:value-type="float" office:value="174" calcext:value-type="float">
            <text:p>174</text:p>
          </table:table-cell>
          <table:table-cell table:formula="of:=[.I10]+[.I13]" office:value-type="float" office:value="174" calcext:value-type="float">
            <text:p>174</text:p>
          </table:table-cell>
          <table:table-cell table:formula="of:=[.J10]+[.J13]" office:value-type="float" office:value="174" calcext:value-type="float">
            <text:p>174</text:p>
          </table:table-cell>
          <table:table-cell table:formula="of:=[.K10]+[.K13]" office:value-type="float" office:value="174" calcext:value-type="float">
            <text:p>174</text:p>
          </table:table-cell>
          <table:table-cell table:formula="of:=[.L10]+[.L13]" office:value-type="float" office:value="174" calcext:value-type="float">
            <text:p>174</text:p>
          </table:table-cell>
          <table:table-cell table:formula="of:=[.M10]+[.M13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OT_NEG</text:p>
          </table:table-cell>
          <table:table-cell table:formula="of:=[.B11]+[.B12]" office:value-type="float" office:value="222" calcext:value-type="float">
            <text:p>222</text:p>
          </table:table-cell>
          <table:table-cell table:formula="of:=[.C11]+[.C12]" office:value-type="float" office:value="222" calcext:value-type="float">
            <text:p>222</text:p>
          </table:table-cell>
          <table:table-cell table:formula="of:=[.D11]+[.D12]" office:value-type="float" office:value="222" calcext:value-type="float">
            <text:p>222</text:p>
          </table:table-cell>
          <table:table-cell table:formula="of:=[.E11]+[.E12]" office:value-type="float" office:value="222" calcext:value-type="float">
            <text:p>222</text:p>
          </table:table-cell>
          <table:table-cell table:formula="of:=[.F11]+[.F12]" office:value-type="float" office:value="222" calcext:value-type="float">
            <text:p>222</text:p>
          </table:table-cell>
          <table:table-cell table:formula="of:=[.G11]+[.G12]" office:value-type="float" office:value="222" calcext:value-type="float">
            <text:p>222</text:p>
          </table:table-cell>
          <table:table-cell table:formula="of:=[.H11]+[.H12]" office:value-type="float" office:value="222" calcext:value-type="float">
            <text:p>222</text:p>
          </table:table-cell>
          <table:table-cell table:formula="of:=[.I11]+[.I12]" office:value-type="float" office:value="222" calcext:value-type="float">
            <text:p>222</text:p>
          </table:table-cell>
          <table:table-cell table:formula="of:=[.J11]+[.J12]" office:value-type="float" office:value="222" calcext:value-type="float">
            <text:p>222</text:p>
          </table:table-cell>
          <table:table-cell table:formula="of:=[.K11]+[.K12]" office:value-type="float" office:value="222" calcext:value-type="float">
            <text:p>222</text:p>
          </table:table-cell>
          <table:table-cell table:formula="of:=[.L11]+[.L12]" office:value-type="float" office:value="222" calcext:value-type="float">
            <text:p>222</text:p>
          </table:table-cell>
          <table:table-cell table:formula="of:=[.M11]+[.M12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EAN_F1_KMEANS</text:p>
          </table:table-cell>
          <table:table-cell table:formula="of:=AVERAGE([.B17:.D17])" office:value-type="float" office:value="0.587482360263778" calcext:value-type="float">
            <text:p>0.58748236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F1_EM</text:p>
          </table:table-cell>
          <table:table-cell table:formula="of:=AVERAGE([.E17:.G17])" office:value-type="float" office:value="0.594315245478036" calcext:value-type="float">
            <text:p>0.59431524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F1_LSSVM</text:p>
          </table:table-cell>
          <table:table-cell table:formula="of:=AVERAGE([.H17:.J17])" office:value-type="float" office:value="0.577543474570024" calcext:value-type="float">
            <text:p>0.57754347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F1_M3N</text:p>
          </table:table-cell>
          <table:table-cell table:formula="of:=AVERAGE([.K17:.M17])" office:value-type="float" office:value="0.595710424932436" calcext:value-type="float">
            <text:p>0.5957104249</text:p>
          </table:table-cell>
          <table:table-cell table:number-columns-repeated="11"/>
        </table:table-row>
      </table:table>
      <table:table table:name="HOBART_site2_normalized_2016_2017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7" table:default-cell-style-name="Default"/>
        <table:table-row table:style-name="ro1">
          <table:table-cell table:style-name="Default"/>
          <table:table-cell office:value-type="string" calcext:value-type="string">
            <text:p>K-Means</text:p>
          </table:table-cell>
          <table:table-cell office:value-type="string" calcext:value-type="string">
            <text:p>EM</text:p>
          </table:table-cell>
          <table:table-cell table:style-name="ce2" office:value-type="string" calcext:value-type="string">
            <text:p>LSSVM_C0.001</text:p>
          </table:table-cell>
          <table:table-cell office:value-type="string" calcext:value-type="string">
            <text:p>M3N_C0.001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5" calcext:value-type="float">
            <text:p>0.55</text:p>
          </table:table-cell>
          <table:table-cell office:value-type="float" office:value="0.548813" calcext:value-type="float">
            <text:p>0.548813</text:p>
          </table:table-cell>
          <table:table-cell office:value-type="float" office:value="0.576369" calcext:value-type="float">
            <text:p>0.576369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office:value-type="float" office:value="0.569801" calcext:value-type="float">
            <text:p>0.569801</text:p>
          </table:table-cell>
          <table:table-cell office:value-type="float" office:value="0.583554" calcext:value-type="float">
            <text:p>0.583554</text:p>
          </table:table-cell>
          <table:table-cell office:value-type="float" office:value="0.547486" calcext:value-type="float">
            <text:p>0.547486</text:p>
          </table:table-cell>
          <table:table-cell office:value-type="float" office:value="0.569767" calcext:value-type="float">
            <text:p>0.569767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office:value-type="float" office:value="0.559767" calcext:value-type="float">
            <text:p>0.559767</text:p>
          </table:table-cell>
          <table:table-cell office:value-type="float" office:value="0.55" calcext:value-type="float">
            <text:p>0.55</text:p>
          </table:table-cell>
          <table:table-cell office:value-type="float" office:value="0.544974" calcext:value-type="float">
            <text:p>0.544974</text:p>
          </table:table-cell>
          <table:table-cell office:value-type="float" office:value="0.572254" calcext:value-type="float">
            <text:p>0.572254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office:value-type="float" office:value="0.577904" calcext:value-type="float">
            <text:p>0.577904</text:p>
          </table:table-cell>
          <table:table-cell office:value-type="float" office:value="0.583554" calcext:value-type="float">
            <text:p>0.583554</text:p>
          </table:table-cell>
          <table:table-cell office:value-type="float" office:value="0.537634" calcext:value-type="float">
            <text:p>0.537634</text:p>
          </table:table-cell>
          <table:table-cell office:value-type="float" office:value="0.578035" calcext:value-type="float">
            <text:p>0.578035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7754" calcext:value-type="float">
            <text:p>0.57754</text:p>
          </table:table-cell>
          <table:table-cell office:value-type="float" office:value="0.554913" calcext:value-type="float">
            <text:p>0.554913</text:p>
          </table:table-cell>
          <table:table-cell office:value-type="float" office:value="0.569767" calcext:value-type="float">
            <text:p>0.5697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2:.B6])" office:value-type="float" office:value="0.565766" calcext:value-type="float">
            <text:p>0.565766</text:p>
          </table:table-cell>
          <table:table-cell table:style-name="ce1" table:formula="of:=AVERAGE([.C2:.C6])" office:value-type="float" office:value="0.5689296" calcext:value-type="float">
            <text:p>0.5689296</text:p>
          </table:table-cell>
          <table:table-cell table:style-name="ce1" table:formula="of:=AVERAGE([.D2:.D6])" office:value-type="float" office:value="0.546764" calcext:value-type="float">
            <text:p>0.546764</text:p>
          </table:table-cell>
          <table:table-cell table:style-name="ce1" table:formula="of:=AVERAGE([.E2:.E6])" office:value-type="float" office:value="0.5732384" calcext:value-type="float">
            <text:p>0.5732384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0"/>
        </table:table-row>
        <table:table-row table:style-name="ro1">
          <table:table-cell/>
          <table:table-cell table:style-name="ce1" table:number-columns-repeated="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KM_1</text:p>
          </table:table-cell>
          <table:table-cell office:value-type="string" calcext:value-type="string">
            <text:p>KM_2</text:p>
          </table:table-cell>
          <table:table-cell office:value-type="string" calcext:value-type="string">
            <text:p>KM_3</text:p>
          </table:table-cell>
          <table:table-cell office:value-type="string" calcext:value-type="string">
            <text:p>KM_4</text:p>
          </table:table-cell>
          <table:table-cell office:value-type="string" calcext:value-type="string">
            <text:p>KM_5</text:p>
          </table:table-cell>
          <table:table-cell office:value-type="string" calcext:value-type="string">
            <text:p>EM_1</text:p>
          </table:table-cell>
          <table:table-cell office:value-type="string" calcext:value-type="string">
            <text:p>EM_2</text:p>
          </table:table-cell>
          <table:table-cell office:value-type="string" calcext:value-type="string">
            <text:p>EM_3</text:p>
          </table:table-cell>
          <table:table-cell office:value-type="string" calcext:value-type="string">
            <text:p>EM_4</text:p>
          </table:table-cell>
          <table:table-cell office:value-type="string" calcext:value-type="string">
            <text:p>EM_5</text:p>
          </table:table-cell>
          <table:table-cell office:value-type="string" calcext:value-type="string">
            <text:p>LSSVM_1</text:p>
          </table:table-cell>
          <table:table-cell office:value-type="string" calcext:value-type="string">
            <text:p>LSSVM_2</text:p>
          </table:table-cell>
          <table:table-cell office:value-type="string" calcext:value-type="string">
            <text:p>LSSVM_3</text:p>
          </table:table-cell>
          <table:table-cell office:value-type="string" calcext:value-type="string">
            <text:p>LSSVM_4</text:p>
          </table:table-cell>
          <table:table-cell office:value-type="string" calcext:value-type="string">
            <text:p>LSSVM_5</text:p>
          </table:table-cell>
          <table:table-cell office:value-type="string" calcext:value-type="string">
            <text:p>M3N_1</text:p>
          </table:table-cell>
          <table:table-cell office:value-type="string" calcext:value-type="string">
            <text:p>M3N_2</text:p>
          </table:table-cell>
          <table:table-cell office:value-type="string" calcext:value-type="string">
            <text:p>M3N_3</text:p>
          </table:table-cell>
          <table:table-cell office:value-type="string" calcext:value-type="string">
            <text:p>M3N_4</text:p>
          </table:table-cell>
          <table:table-cell office:value-type="string" calcext:value-type="string">
            <text:p>M3N_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1" table:formula="of:=([.B12]+[.B13])/([.B12]+[.B13]+[.B14]+[.B15])" office:value-type="float" office:value="0.616161616161616" calcext:value-type="float">
            <text:p>0.6161616162</text:p>
          </table:table-cell>
          <table:table-cell table:style-name="ce1" table:formula="of:=([.C12]+[.C13])/([.C12]+[.C13]+[.C14]+[.C15])" office:value-type="float" office:value="0.618686868686869" calcext:value-type="float">
            <text:p>0.6186868687</text:p>
          </table:table-cell>
          <table:table-cell table:style-name="ce1" table:formula="of:=([.D12]+[.D13])/([.D12]+[.D13]+[.D14]+[.D15])" office:value-type="float" office:value="0.618686868686869" calcext:value-type="float">
            <text:p>0.6186868687</text:p>
          </table:table-cell>
          <table:table-cell table:style-name="ce1" table:formula="of:=([.E12]+[.E13])/([.E12]+[.E13]+[.E14]+[.E15])" office:value-type="float" office:value="0.623737373737374" calcext:value-type="float">
            <text:p>0.6237373737</text:p>
          </table:table-cell>
          <table:table-cell table:style-name="ce1" table:formula="of:=([.F12]+[.F13])/([.F12]+[.F13]+[.F14]+[.F15])" office:value-type="float" office:value="0.616161616161616" calcext:value-type="float">
            <text:p>0.6161616162</text:p>
          </table:table-cell>
          <table:table-cell table:style-name="ce1" table:formula="of:=([.G12]+[.G13])/([.G12]+[.G13]+[.G14]+[.G15])" office:value-type="float" office:value="0.590909090909091" calcext:value-type="float">
            <text:p>0.5909090909</text:p>
          </table:table-cell>
          <table:table-cell table:style-name="ce1" table:formula="of:=([.H12]+[.H13])/([.H12]+[.H13]+[.H14]+[.H15])" office:value-type="float" office:value="0.603535353535353" calcext:value-type="float">
            <text:p>0.6035353535</text:p>
          </table:table-cell>
          <table:table-cell table:style-name="ce1" table:formula="of:=([.I12]+[.I13])/([.I12]+[.I13]+[.I14]+[.I15])" office:value-type="float" office:value="0.590909090909091" calcext:value-type="float">
            <text:p>0.5909090909</text:p>
          </table:table-cell>
          <table:table-cell table:style-name="ce1" table:formula="of:=([.J12]+[.J13])/([.J12]+[.J13]+[.J14]+[.J15])" office:value-type="float" office:value="0.603535353535353" calcext:value-type="float">
            <text:p>0.6035353535</text:p>
          </table:table-cell>
          <table:table-cell table:style-name="ce1" table:formula="of:=([.K12]+[.K13])/([.K12]+[.K13]+[.K14]+[.K15])" office:value-type="float" office:value="0.601010101010101" calcext:value-type="float">
            <text:p>0.601010101</text:p>
          </table:table-cell>
          <table:table-cell table:style-name="ce1" table:formula="of:=([.L12]+[.L13])/([.L12]+[.L13]+[.L14]+[.L15])" office:value-type="float" office:value="0.568181818181818" calcext:value-type="float">
            <text:p>0.5681818182</text:p>
          </table:table-cell>
          <table:table-cell table:style-name="ce1" table:formula="of:=([.M12]+[.M13])/([.M12]+[.M13]+[.M14]+[.M15])" office:value-type="float" office:value="0.590909090909091" calcext:value-type="float">
            <text:p>0.5909090909</text:p>
          </table:table-cell>
          <table:table-cell table:style-name="ce1" table:formula="of:=([.N12]+[.N13])/([.N12]+[.N13]+[.N14]+[.N15])" office:value-type="float" office:value="0.565656565656566" calcext:value-type="float">
            <text:p>0.5656565657</text:p>
          </table:table-cell>
          <table:table-cell table:style-name="ce1" table:formula="of:=([.O12]+[.O13])/([.O12]+[.O13]+[.O14]+[.O15])" office:value-type="float" office:value="0.565656565656566" calcext:value-type="float">
            <text:p>0.5656565657</text:p>
          </table:table-cell>
          <table:table-cell table:style-name="ce1" table:formula="of:=([.P12]+[.P13])/([.P12]+[.P13]+[.P14]+[.P15])" office:value-type="float" office:value="0.611111111111111" calcext:value-type="float">
            <text:p>0.6111111111</text:p>
          </table:table-cell>
          <table:table-cell table:style-name="ce1" table:formula="of:=([.Q12]+[.Q13])/([.Q12]+[.Q13]+[.Q14]+[.Q15])" office:value-type="float" office:value="0.628787878787879" calcext:value-type="float">
            <text:p>0.6287878788</text:p>
          </table:table-cell>
          <table:table-cell table:style-name="ce1" table:formula="of:=([.R12]+[.R13])/([.R12]+[.R13]+[.R14]+[.R15])" office:value-type="float" office:value="0.626262626262626" calcext:value-type="float">
            <text:p>0.6262626263</text:p>
          </table:table-cell>
          <table:table-cell table:style-name="ce1" table:formula="of:=([.S12]+[.S13])/([.S12]+[.S13]+[.S14]+[.S15])" office:value-type="float" office:value="0.626262626262626" calcext:value-type="float">
            <text:p>0.6262626263</text:p>
          </table:table-cell>
          <table:table-cell table:style-name="ce1" table:formula="of:=([.T12]+[.T13])/([.T12]+[.T13]+[.T14]+[.T15])" office:value-type="float" office:value="0.631313131313131" calcext:value-type="float">
            <text:p>0.6313131313</text:p>
          </table:table-cell>
          <table:table-cell table:style-name="ce1" table:formula="of:=([.U12]+[.U13])/([.U12]+[.U13]+[.U14]+[.U15])" office:value-type="float" office:value="0.626262626262626" calcext:value-type="float">
            <text:p>0.626262626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table:formula="of:=[.B12]/([.B12]+[.B14])" office:value-type="float" office:value="0.49740932642487" calcext:value-type="float">
            <text:p>0.4974093264</text:p>
          </table:table-cell>
          <table:table-cell table:style-name="ce1" table:formula="of:=[.C12]/([.C12]+[.C14])" office:value-type="float" office:value="0.5" calcext:value-type="float">
            <text:p>0.5</text:p>
          </table:table-cell>
          <table:table-cell table:style-name="ce1" table:formula="of:=[.D12]/([.D12]+[.D14])" office:value-type="float" office:value="0.5" calcext:value-type="float">
            <text:p>0.5</text:p>
          </table:table-cell>
          <table:table-cell table:style-name="ce1" table:formula="of:=[.E12]/([.E12]+[.E14])" office:value-type="float" office:value="0.504950495049505" calcext:value-type="float">
            <text:p>0.504950495</text:p>
          </table:table-cell>
          <table:table-cell table:style-name="ce1" table:formula="of:=[.F12]/([.F12]+[.F14])" office:value-type="float" office:value="0.49746192893401" calcext:value-type="float">
            <text:p>0.4974619289</text:p>
          </table:table-cell>
          <table:table-cell table:style-name="ce1" table:formula="of:=[.G12]/([.G12]+[.G14])" office:value-type="float" office:value="0.473684210526316" calcext:value-type="float">
            <text:p>0.4736842105</text:p>
          </table:table-cell>
          <table:table-cell table:style-name="ce1" table:formula="of:=[.H12]/([.H12]+[.H14])" office:value-type="float" office:value="0.486725663716814" calcext:value-type="float">
            <text:p>0.4867256637</text:p>
          </table:table-cell>
          <table:table-cell table:style-name="ce1" table:formula="of:=[.I12]/([.I12]+[.I14])" office:value-type="float" office:value="0.473684210526316" calcext:value-type="float">
            <text:p>0.4736842105</text:p>
          </table:table-cell>
          <table:table-cell table:style-name="ce1" table:formula="of:=[.J12]/([.J12]+[.J14])" office:value-type="float" office:value="0.486725663716814" calcext:value-type="float">
            <text:p>0.4867256637</text:p>
          </table:table-cell>
          <table:table-cell table:style-name="ce1" table:formula="of:=[.K12]/([.K12]+[.K14])" office:value-type="float" office:value="0.484304932735426" calcext:value-type="float">
            <text:p>0.4843049327</text:p>
          </table:table-cell>
          <table:table-cell table:style-name="ce1" table:formula="of:=[.L12]/([.L12]+[.L14])" office:value-type="float" office:value="0.456140350877193" calcext:value-type="float">
            <text:p>0.4561403509</text:p>
          </table:table-cell>
          <table:table-cell table:style-name="ce1" table:formula="of:=[.M12]/([.M12]+[.M14])" office:value-type="float" office:value="0.473429951690821" calcext:value-type="float">
            <text:p>0.4734299517</text:p>
          </table:table-cell>
          <table:table-cell table:style-name="ce1" table:formula="of:=[.N12]/([.N12]+[.N14])" office:value-type="float" office:value="0.45374449339207" calcext:value-type="float">
            <text:p>0.4537444934</text:p>
          </table:table-cell>
          <table:table-cell table:style-name="ce1" table:formula="of:=[.O12]/([.O12]+[.O14])" office:value-type="float" office:value="0.452488687782805" calcext:value-type="float">
            <text:p>0.4524886878</text:p>
          </table:table-cell>
          <table:table-cell table:style-name="ce1" table:formula="of:=[.P12]/([.P12]+[.P14])" office:value-type="float" office:value="0.492307692307692" calcext:value-type="float">
            <text:p>0.4923076923</text:p>
          </table:table-cell>
          <table:table-cell table:style-name="ce1" table:formula="of:=[.Q12]/([.Q12]+[.Q14])" office:value-type="float" office:value="0.510204081632653" calcext:value-type="float">
            <text:p>0.5102040816</text:p>
          </table:table-cell>
          <table:table-cell table:style-name="ce1" table:formula="of:=[.R12]/([.R12]+[.R14])" office:value-type="float" office:value="0.507772020725389" calcext:value-type="float">
            <text:p>0.5077720207</text:p>
          </table:table-cell>
          <table:table-cell table:style-name="ce1" table:formula="of:=[.S12]/([.S12]+[.S14])" office:value-type="float" office:value="0.507692307692308" calcext:value-type="float">
            <text:p>0.5076923077</text:p>
          </table:table-cell>
          <table:table-cell table:style-name="ce1" table:formula="of:=[.T12]/([.T12]+[.T14])" office:value-type="float" office:value="0.512820512820513" calcext:value-type="float">
            <text:p>0.5128205128</text:p>
          </table:table-cell>
          <table:table-cell table:style-name="ce1" table:formula="of:=[.U12]/([.U12]+[.U14])" office:value-type="float" office:value="0.507772020725389" calcext:value-type="float">
            <text:p>0.507772020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1" table:formula="of:=[.B12]/([.B12]+[.B15])" office:value-type="float" office:value="0.635761589403974" calcext:value-type="float">
            <text:p>0.6357615894</text:p>
          </table:table-cell>
          <table:table-cell table:style-name="ce1" table:formula="of:=[.C12]/([.C12]+[.C15])" office:value-type="float" office:value="0.662251655629139" calcext:value-type="float">
            <text:p>0.6622516556</text:p>
          </table:table-cell>
          <table:table-cell table:style-name="ce1" table:formula="of:=[.D12]/([.D12]+[.D15])" office:value-type="float" office:value="0.635761589403974" calcext:value-type="float">
            <text:p>0.6357615894</text:p>
          </table:table-cell>
          <table:table-cell table:style-name="ce1" table:formula="of:=[.E12]/([.E12]+[.E15])" office:value-type="float" office:value="0.675496688741722" calcext:value-type="float">
            <text:p>0.6754966887</text:p>
          </table:table-cell>
          <table:table-cell table:style-name="ce1" table:formula="of:=[.F12]/([.F12]+[.F15])" office:value-type="float" office:value="0.649006622516556" calcext:value-type="float">
            <text:p>0.6490066225</text:p>
          </table:table-cell>
          <table:table-cell table:style-name="ce1" table:formula="of:=[.G12]/([.G12]+[.G15])" office:value-type="float" office:value="0.655629139072848" calcext:value-type="float">
            <text:p>0.6556291391</text:p>
          </table:table-cell>
          <table:table-cell table:style-name="ce1" table:formula="of:=[.H12]/([.H12]+[.H15])" office:value-type="float" office:value="0.728476821192053" calcext:value-type="float">
            <text:p>0.7284768212</text:p>
          </table:table-cell>
          <table:table-cell table:style-name="ce1" table:formula="of:=[.I12]/([.I12]+[.I15])" office:value-type="float" office:value="0.655629139072848" calcext:value-type="float">
            <text:p>0.6556291391</text:p>
          </table:table-cell>
          <table:table-cell table:style-name="ce1" table:formula="of:=[.J12]/([.J12]+[.J15])" office:value-type="float" office:value="0.728476821192053" calcext:value-type="float">
            <text:p>0.7284768212</text:p>
          </table:table-cell>
          <table:table-cell table:style-name="ce1" table:formula="of:=[.K12]/([.K12]+[.K15])" office:value-type="float" office:value="0.71523178807947" calcext:value-type="float">
            <text:p>0.7152317881</text:p>
          </table:table-cell>
          <table:table-cell table:style-name="ce1" table:formula="of:=[.L12]/([.L12]+[.L15])" office:value-type="float" office:value="0.688741721854305" calcext:value-type="float">
            <text:p>0.6887417219</text:p>
          </table:table-cell>
          <table:table-cell table:style-name="ce1" table:formula="of:=[.M12]/([.M12]+[.M15])" office:value-type="float" office:value="0.649006622516556" calcext:value-type="float">
            <text:p>0.6490066225</text:p>
          </table:table-cell>
          <table:table-cell table:style-name="ce1" table:formula="of:=[.N12]/([.N12]+[.N15])" office:value-type="float" office:value="0.682119205298013" calcext:value-type="float">
            <text:p>0.6821192053</text:p>
          </table:table-cell>
          <table:table-cell table:style-name="ce1" table:formula="of:=[.O12]/([.O12]+[.O15])" office:value-type="float" office:value="0.662251655629139" calcext:value-type="float">
            <text:p>0.6622516556</text:p>
          </table:table-cell>
          <table:table-cell table:style-name="ce1" table:formula="of:=[.P12]/([.P12]+[.P15])" office:value-type="float" office:value="0.635761589403974" calcext:value-type="float">
            <text:p>0.6357615894</text:p>
          </table:table-cell>
          <table:table-cell table:style-name="ce1" table:formula="of:=[.Q12]/([.Q12]+[.Q15])" office:value-type="float" office:value="0.662251655629139" calcext:value-type="float">
            <text:p>0.6622516556</text:p>
          </table:table-cell>
          <table:table-cell table:style-name="ce1" table:formula="of:=[.R12]/([.R12]+[.R15])" office:value-type="float" office:value="0.649006622516556" calcext:value-type="float">
            <text:p>0.6490066225</text:p>
          </table:table-cell>
          <table:table-cell table:style-name="ce1" table:formula="of:=[.S12]/([.S12]+[.S15])" office:value-type="float" office:value="0.655629139072848" calcext:value-type="float">
            <text:p>0.6556291391</text:p>
          </table:table-cell>
          <table:table-cell table:style-name="ce1" table:formula="of:=[.T12]/([.T12]+[.T15])" office:value-type="float" office:value="0.662251655629139" calcext:value-type="float">
            <text:p>0.6622516556</text:p>
          </table:table-cell>
          <table:table-cell table:style-name="ce1" table:formula="of:=[.U12]/([.U12]+[.U15])" office:value-type="float" office:value="0.649006622516556" calcext:value-type="float">
            <text:p>0.6490066225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style-name="ce1" table:formula="of:=(2*[.B17]*[.B18])/([.B17]+[.B18])" office:value-type="float" office:value="0.558139534883721" calcext:value-type="float">
            <text:p>0.5581395349</text:p>
          </table:table-cell>
          <table:table-cell table:style-name="ce1" table:formula="of:=(2*[.C17]*[.C18])/([.C17]+[.C18])" office:value-type="float" office:value="0.56980056980057" calcext:value-type="float">
            <text:p>0.5698005698</text:p>
          </table:table-cell>
          <table:table-cell table:style-name="ce1" table:formula="of:=(2*[.D17]*[.D18])/([.D17]+[.D18])" office:value-type="float" office:value="0.559766763848396" calcext:value-type="float">
            <text:p>0.5597667638</text:p>
          </table:table-cell>
          <table:table-cell table:style-name="ce1" table:formula="of:=(2*[.E17]*[.E18])/([.E17]+[.E18])" office:value-type="float" office:value="0.577903682719547" calcext:value-type="float">
            <text:p>0.5779036827</text:p>
          </table:table-cell>
          <table:table-cell table:style-name="ce1" table:formula="of:=(2*[.F17]*[.F18])/([.F17]+[.F18])" office:value-type="float" office:value="0.563218390804598" calcext:value-type="float">
            <text:p>0.5632183908</text:p>
          </table:table-cell>
          <table:table-cell table:style-name="ce1" table:formula="of:=(2*[.G17]*[.G18])/([.G17]+[.G18])" office:value-type="float" office:value="0.55" calcext:value-type="float">
            <text:p>0.55</text:p>
          </table:table-cell>
          <table:table-cell table:style-name="ce1" table:formula="of:=(2*[.H17]*[.H18])/([.H17]+[.H18])" office:value-type="float" office:value="0.583554376657825" calcext:value-type="float">
            <text:p>0.5835543767</text:p>
          </table:table-cell>
          <table:table-cell table:style-name="ce1" table:formula="of:=(2*[.I17]*[.I18])/([.I17]+[.I18])" office:value-type="float" office:value="0.55" calcext:value-type="float">
            <text:p>0.55</text:p>
          </table:table-cell>
          <table:table-cell table:style-name="ce1" table:formula="of:=(2*[.J17]*[.J18])/([.J17]+[.J18])" office:value-type="float" office:value="0.583554376657825" calcext:value-type="float">
            <text:p>0.5835543767</text:p>
          </table:table-cell>
          <table:table-cell table:style-name="ce1" table:formula="of:=(2*[.K17]*[.K18])/([.K17]+[.K18])" office:value-type="float" office:value="0.577540106951872" calcext:value-type="float">
            <text:p>0.577540107</text:p>
          </table:table-cell>
          <table:table-cell table:style-name="ce1" table:formula="of:=(2*[.L17]*[.L18])/([.L17]+[.L18])" office:value-type="float" office:value="0.548812664907652" calcext:value-type="float">
            <text:p>0.5488126649</text:p>
          </table:table-cell>
          <table:table-cell table:style-name="ce1" table:formula="of:=(2*[.M17]*[.M18])/([.M17]+[.M18])" office:value-type="float" office:value="0.547486033519553" calcext:value-type="float">
            <text:p>0.5474860335</text:p>
          </table:table-cell>
          <table:table-cell table:style-name="ce1" table:formula="of:=(2*[.N17]*[.N18])/([.N17]+[.N18])" office:value-type="float" office:value="0.544973544973545" calcext:value-type="float">
            <text:p>0.544973545</text:p>
          </table:table-cell>
          <table:table-cell table:style-name="ce1" table:formula="of:=(2*[.O17]*[.O18])/([.O17]+[.O18])" office:value-type="float" office:value="0.537634408602151" calcext:value-type="float">
            <text:p>0.5376344086</text:p>
          </table:table-cell>
          <table:table-cell table:style-name="ce1" table:formula="of:=(2*[.P17]*[.P18])/([.P17]+[.P18])" office:value-type="float" office:value="0.554913294797688" calcext:value-type="float">
            <text:p>0.5549132948</text:p>
          </table:table-cell>
          <table:table-cell table:style-name="ce1" table:formula="of:=(2*[.Q17]*[.Q18])/([.Q17]+[.Q18])" office:value-type="float" office:value="0.576368876080692" calcext:value-type="float">
            <text:p>0.5763688761</text:p>
          </table:table-cell>
          <table:table-cell table:style-name="ce1" table:formula="of:=(2*[.R17]*[.R18])/([.R17]+[.R18])" office:value-type="float" office:value="0.569767441860465" calcext:value-type="float">
            <text:p>0.5697674419</text:p>
          </table:table-cell>
          <table:table-cell table:style-name="ce1" table:formula="of:=(2*[.S17]*[.S18])/([.S17]+[.S18])" office:value-type="float" office:value="0.572254335260116" calcext:value-type="float">
            <text:p>0.5722543353</text:p>
          </table:table-cell>
          <table:table-cell table:style-name="ce1" table:formula="of:=(2*[.T17]*[.T18])/([.T17]+[.T18])" office:value-type="float" office:value="0.578034682080925" calcext:value-type="float">
            <text:p>0.5780346821</text:p>
          </table:table-cell>
          <table:table-cell table:style-name="ce1" table:formula="of:=(2*[.U17]*[.U18])/([.U17]+[.U18])" office:value-type="float" office:value="0.569767441860465" calcext:value-type="float">
            <text:p>0.5697674419</text:p>
          </table:table-cell>
        </table:table-row>
      </table:table>
      <table:table table:name="CV_s1_s2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TRAINED ON S1 and Validation on S2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KM_1</text:p>
          </table:table-cell>
          <table:table-cell office:value-type="string" calcext:value-type="string">
            <text:p>KM_2</text:p>
          </table:table-cell>
          <table:table-cell office:value-type="string" calcext:value-type="string">
            <text:p>KM_3</text:p>
          </table:table-cell>
          <table:table-cell office:value-type="string" calcext:value-type="string">
            <text:p>EM_1</text:p>
          </table:table-cell>
          <table:table-cell office:value-type="string" calcext:value-type="string">
            <text:p>EM_2</text:p>
          </table:table-cell>
          <table:table-cell office:value-type="string" calcext:value-type="string">
            <text:p>EM_3</text:p>
          </table:table-cell>
          <table:table-cell office:value-type="string" calcext:value-type="string">
            <text:p>LSSVM_1</text:p>
          </table:table-cell>
          <table:table-cell office:value-type="string" calcext:value-type="string">
            <text:p>LSSVM_2</text:p>
          </table:table-cell>
          <table:table-cell office:value-type="string" calcext:value-type="string">
            <text:p>LSSVM_3</text:p>
          </table:table-cell>
          <table:table-cell office:value-type="string" calcext:value-type="string">
            <text:p>M3N_1</text:p>
          </table:table-cell>
          <table:table-cell office:value-type="string" calcext:value-type="string">
            <text:p>M3N_2</text:p>
          </table:table-cell>
          <table:table-cell office:value-type="string" calcext:value-type="string">
            <text:p>M3N_3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1" table:formula="of:=([.B12]+[.B13])/([.B12]+[.B13]+[.B14]+[.B15])" office:value-type="float" office:value="0.613636363636364" calcext:value-type="float">
            <text:p>0.6136363636</text:p>
          </table:table-cell>
          <table:table-cell table:style-name="ce1" table:formula="of:=([.C12]+[.C13])/([.C12]+[.C13]+[.C14]+[.C15])" office:value-type="float" office:value="0.621212121212121" calcext:value-type="float">
            <text:p>0.6212121212</text:p>
          </table:table-cell>
          <table:table-cell table:style-name="ce1" table:formula="of:=([.D12]+[.D13])/([.D12]+[.D13]+[.D14]+[.D15])" office:value-type="float" office:value="0.613636363636364" calcext:value-type="float">
            <text:p>0.6136363636</text:p>
          </table:table-cell>
          <table:table-cell table:style-name="ce1" table:formula="of:=([.E12]+[.E13])/([.E12]+[.E13]+[.E14]+[.E15])" office:value-type="float" office:value="0.588383838383838" calcext:value-type="float">
            <text:p>0.5883838384</text:p>
          </table:table-cell>
          <table:table-cell table:style-name="ce1" table:formula="of:=([.F12]+[.F13])/([.F12]+[.F13]+[.F14]+[.F15])" office:value-type="float" office:value="0.588383838383838" calcext:value-type="float">
            <text:p>0.5883838384</text:p>
          </table:table-cell>
          <table:table-cell table:style-name="ce1" table:formula="of:=([.G12]+[.G13])/([.G12]+[.G13]+[.G14]+[.G15])" office:value-type="float" office:value="0.588383838383838" calcext:value-type="float">
            <text:p>0.5883838384</text:p>
          </table:table-cell>
          <table:table-cell table:style-name="ce1" table:formula="of:=([.H12]+[.H13])/([.H12]+[.H13]+[.H14]+[.H15])" office:value-type="float" office:value="0.601010101010101" calcext:value-type="float">
            <text:p>0.601010101</text:p>
          </table:table-cell>
          <table:table-cell table:style-name="ce1" table:formula="of:=([.I12]+[.I13])/([.I12]+[.I13]+[.I14]+[.I15])" office:value-type="float" office:value="0.613636363636364" calcext:value-type="float">
            <text:p>0.6136363636</text:p>
          </table:table-cell>
          <table:table-cell table:style-name="ce1" table:formula="of:=([.J12]+[.J13])/([.J12]+[.J13]+[.J14]+[.J15])" office:value-type="float" office:value="0.573232323232323" calcext:value-type="float">
            <text:p>0.5732323232</text:p>
          </table:table-cell>
          <table:table-cell table:style-name="ce1" table:formula="of:=([.K12]+[.K13])/([.K12]+[.K13]+[.K14]+[.K15])" office:value-type="float" office:value="0.616161616161616" calcext:value-type="float">
            <text:p>0.6161616162</text:p>
          </table:table-cell>
          <table:table-cell table:style-name="ce1" table:formula="of:=([.L12]+[.L13])/([.L12]+[.L13]+[.L14]+[.L15])" office:value-type="float" office:value="0.621212121212121" calcext:value-type="float">
            <text:p>0.6212121212</text:p>
          </table:table-cell>
          <table:table-cell table:style-name="ce1" table:formula="of:=([.M12]+[.M13])/([.M12]+[.M13]+[.M14]+[.M15])" office:value-type="float" office:value="0.621212121212121" calcext:value-type="float">
            <text:p>0.6212121212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table:formula="of:=[.B12]/([.B12]+[.B14])" office:value-type="float" office:value="0.495" calcext:value-type="float">
            <text:p>0.495</text:p>
          </table:table-cell>
          <table:table-cell table:style-name="ce1" table:formula="of:=[.C12]/([.C12]+[.C14])" office:value-type="float" office:value="0.502564102564103" calcext:value-type="float">
            <text:p>0.5025641026</text:p>
          </table:table-cell>
          <table:table-cell table:style-name="ce1" table:formula="of:=[.D12]/([.D12]+[.D14])" office:value-type="float" office:value="0.494949494949495" calcext:value-type="float">
            <text:p>0.4949494949</text:p>
          </table:table-cell>
          <table:table-cell table:style-name="ce1" table:formula="of:=[.E12]/([.E12]+[.E14])" office:value-type="float" office:value="0.471698113207547" calcext:value-type="float">
            <text:p>0.4716981132</text:p>
          </table:table-cell>
          <table:table-cell table:style-name="ce1" table:formula="of:=[.F12]/([.F12]+[.F14])" office:value-type="float" office:value="0.471698113207547" calcext:value-type="float">
            <text:p>0.4716981132</text:p>
          </table:table-cell>
          <table:table-cell table:style-name="ce1" table:formula="of:=[.G12]/([.G12]+[.G14])" office:value-type="float" office:value="0.471698113207547" calcext:value-type="float">
            <text:p>0.4716981132</text:p>
          </table:table-cell>
          <table:table-cell table:style-name="ce1" table:formula="of:=[.H12]/([.H12]+[.H14])" office:value-type="float" office:value="0.482926829268293" calcext:value-type="float">
            <text:p>0.4829268293</text:p>
          </table:table-cell>
          <table:table-cell table:style-name="ce1" table:formula="of:=[.I12]/([.I12]+[.I14])" office:value-type="float" office:value="0.494791666666667" calcext:value-type="float">
            <text:p>0.4947916667</text:p>
          </table:table-cell>
          <table:table-cell table:style-name="ce1" table:formula="of:=[.J12]/([.J12]+[.J14])" office:value-type="float" office:value="0.460869565217391" calcext:value-type="float">
            <text:p>0.4608695652</text:p>
          </table:table-cell>
          <table:table-cell table:style-name="ce1" table:formula="of:=[.K12]/([.K12]+[.K14])" office:value-type="float" office:value="0.49748743718593" calcext:value-type="float">
            <text:p>0.4974874372</text:p>
          </table:table-cell>
          <table:table-cell table:style-name="ce1" table:formula="of:=[.L12]/([.L12]+[.L14])" office:value-type="float" office:value="0.50253807106599" calcext:value-type="float">
            <text:p>0.5025380711</text:p>
          </table:table-cell>
          <table:table-cell table:style-name="ce1" table:formula="of:=[.M12]/([.M12]+[.M14])" office:value-type="float" office:value="0.50253807106599" calcext:value-type="float">
            <text:p>0.502538071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1" table:formula="of:=[.B12]/([.B12]+[.B15])" office:value-type="float" office:value="0.655629139072848" calcext:value-type="float">
            <text:p>0.6556291391</text:p>
          </table:table-cell>
          <table:table-cell table:style-name="ce1" table:formula="of:=[.C12]/([.C12]+[.C15])" office:value-type="float" office:value="0.649006622516556" calcext:value-type="float">
            <text:p>0.6490066225</text:p>
          </table:table-cell>
          <table:table-cell table:style-name="ce1" table:formula="of:=[.D12]/([.D12]+[.D15])" office:value-type="float" office:value="0.649006622516556" calcext:value-type="float">
            <text:p>0.6490066225</text:p>
          </table:table-cell>
          <table:table-cell table:style-name="ce1" table:formula="of:=[.E12]/([.E12]+[.E15])" office:value-type="float" office:value="0.662251655629139" calcext:value-type="float">
            <text:p>0.6622516556</text:p>
          </table:table-cell>
          <table:table-cell table:style-name="ce1" table:formula="of:=[.F12]/([.F12]+[.F15])" office:value-type="float" office:value="0.662251655629139" calcext:value-type="float">
            <text:p>0.6622516556</text:p>
          </table:table-cell>
          <table:table-cell table:style-name="ce1" table:formula="of:=[.G12]/([.G12]+[.G15])" office:value-type="float" office:value="0.662251655629139" calcext:value-type="float">
            <text:p>0.6622516556</text:p>
          </table:table-cell>
          <table:table-cell table:style-name="ce1" table:formula="of:=[.H12]/([.H12]+[.H15])" office:value-type="float" office:value="0.655629139072848" calcext:value-type="float">
            <text:p>0.6556291391</text:p>
          </table:table-cell>
          <table:table-cell table:style-name="ce1" table:formula="of:=[.I12]/([.I12]+[.I15])" office:value-type="float" office:value="0.629139072847682" calcext:value-type="float">
            <text:p>0.6291390728</text:p>
          </table:table-cell>
          <table:table-cell table:style-name="ce1" table:formula="of:=[.J12]/([.J12]+[.J15])" office:value-type="float" office:value="0.701986754966887" calcext:value-type="float">
            <text:p>0.701986755</text:p>
          </table:table-cell>
          <table:table-cell table:style-name="ce1" table:formula="of:=[.K12]/([.K12]+[.K15])" office:value-type="float" office:value="0.655629139072848" calcext:value-type="float">
            <text:p>0.6556291391</text:p>
          </table:table-cell>
          <table:table-cell table:style-name="ce1" table:formula="of:=[.L12]/([.L12]+[.L15])" office:value-type="float" office:value="0.655629139072848" calcext:value-type="float">
            <text:p>0.6556291391</text:p>
          </table:table-cell>
          <table:table-cell table:style-name="ce1" table:formula="of:=[.M12]/([.M12]+[.M15])" office:value-type="float" office:value="0.655629139072848" calcext:value-type="float">
            <text:p>0.6556291391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style-name="ce1" table:formula="of:=(2*[.B17]*[.B18])/([.B17]+[.B18])" office:value-type="float" office:value="0.564102564102564" calcext:value-type="float">
            <text:p>0.5641025641</text:p>
          </table:table-cell>
          <table:table-cell table:style-name="ce1" table:formula="of:=(2*[.C17]*[.C18])/([.C17]+[.C18])" office:value-type="float" office:value="0.566473988439306" calcext:value-type="float">
            <text:p>0.5664739884</text:p>
          </table:table-cell>
          <table:table-cell table:style-name="ce1" table:formula="of:=(2*[.D17]*[.D18])/([.D17]+[.D18])" office:value-type="float" office:value="0.561604584527221" calcext:value-type="float">
            <text:p>0.5616045845</text:p>
          </table:table-cell>
          <table:table-cell table:style-name="ce1" table:formula="of:=(2*[.E17]*[.E18])/([.E17]+[.E18])" office:value-type="float" office:value="0.550964187327824" calcext:value-type="float">
            <text:p>0.5509641873</text:p>
          </table:table-cell>
          <table:table-cell table:style-name="ce1" table:formula="of:=(2*[.F17]*[.F18])/([.F17]+[.F18])" office:value-type="float" office:value="0.550964187327824" calcext:value-type="float">
            <text:p>0.5509641873</text:p>
          </table:table-cell>
          <table:table-cell table:style-name="ce1" table:formula="of:=(2*[.G17]*[.G18])/([.G17]+[.G18])" office:value-type="float" office:value="0.550964187327824" calcext:value-type="float">
            <text:p>0.5509641873</text:p>
          </table:table-cell>
          <table:table-cell table:style-name="ce1" table:formula="of:=(2*[.H17]*[.H18])/([.H17]+[.H18])" office:value-type="float" office:value="0.556179775280899" calcext:value-type="float">
            <text:p>0.5561797753</text:p>
          </table:table-cell>
          <table:table-cell table:style-name="ce1" table:formula="of:=(2*[.I17]*[.I18])/([.I17]+[.I18])" office:value-type="float" office:value="0.553935860058309" calcext:value-type="float">
            <text:p>0.5539358601</text:p>
          </table:table-cell>
          <table:table-cell table:style-name="ce1" table:formula="of:=(2*[.J17]*[.J18])/([.J17]+[.J18])" office:value-type="float" office:value="0.556430446194226" calcext:value-type="float">
            <text:p>0.5564304462</text:p>
          </table:table-cell>
          <table:table-cell table:style-name="ce1" table:formula="of:=(2*[.K17]*[.K18])/([.K17]+[.K18])" office:value-type="float" office:value="0.565714285714286" calcext:value-type="float">
            <text:p>0.5657142857</text:p>
          </table:table-cell>
          <table:table-cell table:style-name="ce1" table:formula="of:=(2*[.L17]*[.L18])/([.L17]+[.L18])" office:value-type="float" office:value="0.568965517241379" calcext:value-type="float">
            <text:p>0.5689655172</text:p>
          </table:table-cell>
          <table:table-cell table:style-name="ce1" table:formula="of:=(2*[.M17]*[.M18])/([.M17]+[.M18])" office:value-type="float" office:value="0.568965517241379" calcext:value-type="float">
            <text:p>0.5689655172</text:p>
          </table:table-cell>
        </table:table-row>
        <table:table-row table:style-name="ro1">
          <table:table-cell office:value-type="string" calcext:value-type="string">
            <text:p>TOT_TOK</text:p>
          </table:table-cell>
          <table:table-cell table:formula="of:=SUM([.B12:.B15])" office:value-type="float" office:value="396" calcext:value-type="float">
            <text:p>396</text:p>
          </table:table-cell>
          <table:table-cell table:formula="of:=SUM([.C12:.C15])" office:value-type="float" office:value="396" calcext:value-type="float">
            <text:p>396</text:p>
          </table:table-cell>
          <table:table-cell table:formula="of:=SUM([.D12:.D15])" office:value-type="float" office:value="396" calcext:value-type="float">
            <text:p>396</text:p>
          </table:table-cell>
          <table:table-cell table:formula="of:=SUM([.E12:.E15])" office:value-type="float" office:value="396" calcext:value-type="float">
            <text:p>396</text:p>
          </table:table-cell>
          <table:table-cell table:formula="of:=SUM([.F12:.F15])" office:value-type="float" office:value="396" calcext:value-type="float">
            <text:p>396</text:p>
          </table:table-cell>
          <table:table-cell table:formula="of:=SUM([.G12:.G15])" office:value-type="float" office:value="396" calcext:value-type="float">
            <text:p>396</text:p>
          </table:table-cell>
          <table:table-cell table:formula="of:=SUM([.H12:.H15])" office:value-type="float" office:value="396" calcext:value-type="float">
            <text:p>396</text:p>
          </table:table-cell>
          <table:table-cell table:formula="of:=SUM([.I12:.I15])" office:value-type="float" office:value="396" calcext:value-type="float">
            <text:p>396</text:p>
          </table:table-cell>
          <table:table-cell table:formula="of:=SUM([.J12:.J15])" office:value-type="float" office:value="396" calcext:value-type="float">
            <text:p>396</text:p>
          </table:table-cell>
          <table:table-cell table:formula="of:=SUM([.K12:.K15])" office:value-type="float" office:value="396" calcext:value-type="float">
            <text:p>396</text:p>
          </table:table-cell>
          <table:table-cell table:formula="of:=SUM([.L12:.L15])" office:value-type="float" office:value="396" calcext:value-type="float">
            <text:p>396</text:p>
          </table:table-cell>
          <table:table-cell table:formula="of:=SUM([.M12:.M15]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TOT_POS</text:p>
          </table:table-cell>
          <table:table-cell table:formula="of:=[.B12]+[.B15]" office:value-type="float" office:value="151" calcext:value-type="float">
            <text:p>151</text:p>
          </table:table-cell>
          <table:table-cell table:formula="of:=[.C12]+[.C15]" office:value-type="float" office:value="151" calcext:value-type="float">
            <text:p>151</text:p>
          </table:table-cell>
          <table:table-cell table:formula="of:=[.D12]+[.D15]" office:value-type="float" office:value="151" calcext:value-type="float">
            <text:p>151</text:p>
          </table:table-cell>
          <table:table-cell table:formula="of:=[.E12]+[.E15]" office:value-type="float" office:value="151" calcext:value-type="float">
            <text:p>151</text:p>
          </table:table-cell>
          <table:table-cell table:formula="of:=[.F12]+[.F15]" office:value-type="float" office:value="151" calcext:value-type="float">
            <text:p>151</text:p>
          </table:table-cell>
          <table:table-cell table:formula="of:=[.G12]+[.G15]" office:value-type="float" office:value="151" calcext:value-type="float">
            <text:p>151</text:p>
          </table:table-cell>
          <table:table-cell table:formula="of:=[.H12]+[.H15]" office:value-type="float" office:value="151" calcext:value-type="float">
            <text:p>151</text:p>
          </table:table-cell>
          <table:table-cell table:formula="of:=[.I12]+[.I15]" office:value-type="float" office:value="151" calcext:value-type="float">
            <text:p>151</text:p>
          </table:table-cell>
          <table:table-cell table:formula="of:=[.J12]+[.J15]" office:value-type="float" office:value="151" calcext:value-type="float">
            <text:p>151</text:p>
          </table:table-cell>
          <table:table-cell table:formula="of:=[.K12]+[.K15]" office:value-type="float" office:value="151" calcext:value-type="float">
            <text:p>151</text:p>
          </table:table-cell>
          <table:table-cell table:formula="of:=[.L12]+[.L15]" office:value-type="float" office:value="151" calcext:value-type="float">
            <text:p>151</text:p>
          </table:table-cell>
          <table:table-cell table:formula="of:=[.M12]+[.M15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TOT_NEG</text:p>
          </table:table-cell>
          <table:table-cell table:formula="of:=[.B13]+[.B14]" office:value-type="float" office:value="245" calcext:value-type="float">
            <text:p>245</text:p>
          </table:table-cell>
          <table:table-cell table:formula="of:=[.C13]+[.C14]" office:value-type="float" office:value="245" calcext:value-type="float">
            <text:p>245</text:p>
          </table:table-cell>
          <table:table-cell table:formula="of:=[.D13]+[.D14]" office:value-type="float" office:value="245" calcext:value-type="float">
            <text:p>245</text:p>
          </table:table-cell>
          <table:table-cell table:formula="of:=[.E13]+[.E14]" office:value-type="float" office:value="245" calcext:value-type="float">
            <text:p>245</text:p>
          </table:table-cell>
          <table:table-cell table:formula="of:=[.F13]+[.F14]" office:value-type="float" office:value="245" calcext:value-type="float">
            <text:p>245</text:p>
          </table:table-cell>
          <table:table-cell table:formula="of:=[.G13]+[.G14]" office:value-type="float" office:value="245" calcext:value-type="float">
            <text:p>245</text:p>
          </table:table-cell>
          <table:table-cell table:formula="of:=[.H13]+[.H14]" office:value-type="float" office:value="245" calcext:value-type="float">
            <text:p>245</text:p>
          </table:table-cell>
          <table:table-cell table:formula="of:=[.I13]+[.I14]" office:value-type="float" office:value="245" calcext:value-type="float">
            <text:p>245</text:p>
          </table:table-cell>
          <table:table-cell table:formula="of:=[.J13]+[.J14]" office:value-type="float" office:value="245" calcext:value-type="float">
            <text:p>245</text:p>
          </table:table-cell>
          <table:table-cell table:formula="of:=[.K13]+[.K14]" office:value-type="float" office:value="245" calcext:value-type="float">
            <text:p>245</text:p>
          </table:table-cell>
          <table:table-cell table:formula="of:=[.L13]+[.L14]" office:value-type="float" office:value="245" calcext:value-type="float">
            <text:p>245</text:p>
          </table:table-cell>
          <table:table-cell table:formula="of:=[.M13]+[.M14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MEAN_F1_KMEANS</text:p>
          </table:table-cell>
          <table:table-cell table:formula="of:=AVERAGE([.B19:.D19])" office:value-type="float" office:value="0.56406037902303" calcext:value-type="float">
            <text:p>0.5640603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F1_EM</text:p>
          </table:table-cell>
          <table:table-cell table:formula="of:=AVERAGE([.E19:.G19])" office:value-type="float" office:value="0.550964187327824" calcext:value-type="float">
            <text:p>0.55096418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F1_LSSVM</text:p>
          </table:table-cell>
          <table:table-cell table:formula="of:=AVERAGE([.H19:.J19])" office:value-type="float" office:value="0.555515360511145" calcext:value-type="float">
            <text:p>0.55551536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N_F1_M3N</text:p>
          </table:table-cell>
          <table:table-cell table:formula="of:=AVERAGE([.K19:.M19])" office:value-type="float" office:value="0.567881773399015" calcext:value-type="float">
            <text:p>0.5678817734</text:p>
          </table:table-cell>
          <table:table-cell table:number-columns-repeated="11"/>
        </table:table-row>
      </table:table>
      <table:table table:name="CV_s2_s1" table:style-name="ta1">
        <table:table-column table:style-name="co9" table:default-cell-style-name="ce1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7" table:default-cell-style-name="Default"/>
        <table:table-row table:style-name="ro1">
          <table:table-cell table:style-name="Default" office:value-type="string" calcext:value-type="string">
            <text:p>TRAINED ON S2 and Validation on S1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 table:number-rows-repeated="5"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table:number-columns-repeated="4"/>
          <table:table-cell table:number-columns-repeated="16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0"/>
        </table:table-row>
        <table:table-row table:style-name="ro1">
          <table:table-cell/>
          <table:table-cell table:style-name="ce1" table:number-columns-repeated="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KM_1</text:p>
          </table:table-cell>
          <table:table-cell office:value-type="string" calcext:value-type="string">
            <text:p>KM_2</text:p>
          </table:table-cell>
          <table:table-cell office:value-type="string" calcext:value-type="string">
            <text:p>KM_3</text:p>
          </table:table-cell>
          <table:table-cell office:value-type="string" calcext:value-type="string">
            <text:p>KM_4</text:p>
          </table:table-cell>
          <table:table-cell office:value-type="string" calcext:value-type="string">
            <text:p>KM_5</text:p>
          </table:table-cell>
          <table:table-cell office:value-type="string" calcext:value-type="string">
            <text:p>EM_1</text:p>
          </table:table-cell>
          <table:table-cell office:value-type="string" calcext:value-type="string">
            <text:p>EM_2</text:p>
          </table:table-cell>
          <table:table-cell office:value-type="string" calcext:value-type="string">
            <text:p>EM_3</text:p>
          </table:table-cell>
          <table:table-cell office:value-type="string" calcext:value-type="string">
            <text:p>EM_4</text:p>
          </table:table-cell>
          <table:table-cell office:value-type="string" calcext:value-type="string">
            <text:p>EM_5</text:p>
          </table:table-cell>
          <table:table-cell office:value-type="string" calcext:value-type="string">
            <text:p>LSSVM_1</text:p>
          </table:table-cell>
          <table:table-cell office:value-type="string" calcext:value-type="string">
            <text:p>LSSVM_2</text:p>
          </table:table-cell>
          <table:table-cell office:value-type="string" calcext:value-type="string">
            <text:p>LSSVM_3</text:p>
          </table:table-cell>
          <table:table-cell office:value-type="string" calcext:value-type="string">
            <text:p>LSSVM_4</text:p>
          </table:table-cell>
          <table:table-cell office:value-type="string" calcext:value-type="string">
            <text:p>LSSVM_5</text:p>
          </table:table-cell>
          <table:table-cell office:value-type="string" calcext:value-type="string">
            <text:p>M3N_1</text:p>
          </table:table-cell>
          <table:table-cell office:value-type="string" calcext:value-type="string">
            <text:p>M3N_2</text:p>
          </table:table-cell>
          <table:table-cell office:value-type="string" calcext:value-type="string">
            <text:p>M3N_3</text:p>
          </table:table-cell>
          <table:table-cell office:value-type="string" calcext:value-type="string">
            <text:p>M3N_4</text:p>
          </table:table-cell>
          <table:table-cell office:value-type="string" calcext:value-type="string">
            <text:p>M3N_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1" table:formula="of:=([.B12]+[.B13])/([.B12]+[.B13]+[.B14]+[.B15])" office:value-type="float" office:value="0.611111111111111" calcext:value-type="float">
            <text:p>0.6111111111</text:p>
          </table:table-cell>
          <table:table-cell table:style-name="ce1" table:formula="of:=([.C12]+[.C13])/([.C12]+[.C13]+[.C14]+[.C15])" office:value-type="float" office:value="0.613636363636364" calcext:value-type="float">
            <text:p>0.6136363636</text:p>
          </table:table-cell>
          <table:table-cell table:style-name="ce1" table:formula="of:=([.D12]+[.D13])/([.D12]+[.D13]+[.D14]+[.D15])" office:value-type="float" office:value="0.611111111111111" calcext:value-type="float">
            <text:p>0.6111111111</text:p>
          </table:table-cell>
          <table:table-cell table:style-name="ce1" table:formula="of:=([.E12]+[.E13])/([.E12]+[.E13]+[.E14]+[.E15])" office:value-type="float" office:value="0.613636363636364" calcext:value-type="float">
            <text:p>0.6136363636</text:p>
          </table:table-cell>
          <table:table-cell table:style-name="ce1" table:formula="of:=([.F12]+[.F13])/([.F12]+[.F13]+[.F14]+[.F15])" office:value-type="float" office:value="0.613636363636364" calcext:value-type="float">
            <text:p>0.6136363636</text:p>
          </table:table-cell>
          <table:table-cell table:style-name="ce1" table:formula="of:=([.G12]+[.G13])/([.G12]+[.G13]+[.G14]+[.G15])" office:value-type="float" office:value="0.595959595959596" calcext:value-type="float">
            <text:p>0.595959596</text:p>
          </table:table-cell>
          <table:table-cell table:style-name="ce1" table:formula="of:=([.H12]+[.H13])/([.H12]+[.H13]+[.H14]+[.H15])" office:value-type="float" office:value="0.601010101010101" calcext:value-type="float">
            <text:p>0.601010101</text:p>
          </table:table-cell>
          <table:table-cell table:style-name="ce1" table:formula="of:=([.I12]+[.I13])/([.I12]+[.I13]+[.I14]+[.I15])" office:value-type="float" office:value="0.595959595959596" calcext:value-type="float">
            <text:p>0.595959596</text:p>
          </table:table-cell>
          <table:table-cell table:style-name="ce1" table:formula="of:=([.J12]+[.J13])/([.J12]+[.J13]+[.J14]+[.J15])" office:value-type="float" office:value="0.603535353535353" calcext:value-type="float">
            <text:p>0.6035353535</text:p>
          </table:table-cell>
          <table:table-cell table:style-name="ce1" table:formula="of:=([.K12]+[.K13])/([.K12]+[.K13]+[.K14]+[.K15])" office:value-type="float" office:value="0.601010101010101" calcext:value-type="float">
            <text:p>0.601010101</text:p>
          </table:table-cell>
          <table:table-cell table:style-name="ce1" table:formula="of:=([.L12]+[.L13])/([.L12]+[.L13]+[.L14]+[.L15])" office:value-type="float" office:value="0.570707070707071" calcext:value-type="float">
            <text:p>0.5707070707</text:p>
          </table:table-cell>
          <table:table-cell table:style-name="ce1" table:formula="of:=([.M12]+[.M13])/([.M12]+[.M13]+[.M14]+[.M15])" office:value-type="float" office:value="0.585858585858586" calcext:value-type="float">
            <text:p>0.5858585859</text:p>
          </table:table-cell>
          <table:table-cell table:style-name="ce1" table:formula="of:=([.N12]+[.N13])/([.N12]+[.N13]+[.N14]+[.N15])" office:value-type="float" office:value="0.570707070707071" calcext:value-type="float">
            <text:p>0.5707070707</text:p>
          </table:table-cell>
          <table:table-cell table:style-name="ce1" table:formula="of:=([.O12]+[.O13])/([.O12]+[.O13]+[.O14]+[.O15])" office:value-type="float" office:value="0.575757575757576" calcext:value-type="float">
            <text:p>0.5757575758</text:p>
          </table:table-cell>
          <table:table-cell table:style-name="ce1" table:formula="of:=([.P12]+[.P13])/([.P12]+[.P13]+[.P14]+[.P15])" office:value-type="float" office:value="0.601010101010101" calcext:value-type="float">
            <text:p>0.601010101</text:p>
          </table:table-cell>
          <table:table-cell table:style-name="ce1" table:formula="of:=([.Q12]+[.Q13])/([.Q12]+[.Q13]+[.Q14]+[.Q15])" office:value-type="float" office:value="0.616161616161616" calcext:value-type="float">
            <text:p>0.6161616162</text:p>
          </table:table-cell>
          <table:table-cell table:style-name="ce1" table:formula="of:=([.R12]+[.R13])/([.R12]+[.R13]+[.R14]+[.R15])" office:value-type="float" office:value="0.621212121212121" calcext:value-type="float">
            <text:p>0.6212121212</text:p>
          </table:table-cell>
          <table:table-cell table:style-name="ce1" table:formula="of:=([.S12]+[.S13])/([.S12]+[.S13]+[.S14]+[.S15])" office:value-type="float" office:value="0.616161616161616" calcext:value-type="float">
            <text:p>0.6161616162</text:p>
          </table:table-cell>
          <table:table-cell table:style-name="ce1" table:formula="of:=([.T12]+[.T13])/([.T12]+[.T13]+[.T14]+[.T15])" office:value-type="float" office:value="0.621212121212121" calcext:value-type="float">
            <text:p>0.6212121212</text:p>
          </table:table-cell>
          <table:table-cell table:style-name="ce1" table:formula="of:=([.U12]+[.U13])/([.U12]+[.U13]+[.U14]+[.U15])" office:value-type="float" office:value="0.616161616161616" calcext:value-type="float">
            <text:p>0.6161616162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1" table:formula="of:=[.B12]/([.B12]+[.B14])" office:value-type="float" office:value="0.551546391752577" calcext:value-type="float">
            <text:p>0.5515463918</text:p>
          </table:table-cell>
          <table:table-cell table:style-name="ce1" table:formula="of:=[.C12]/([.C12]+[.C14])" office:value-type="float" office:value="0.553846153846154" calcext:value-type="float">
            <text:p>0.5538461538</text:p>
          </table:table-cell>
          <table:table-cell table:style-name="ce1" table:formula="of:=[.D12]/([.D12]+[.D14])" office:value-type="float" office:value="0.552083333333333" calcext:value-type="float">
            <text:p>0.5520833333</text:p>
          </table:table-cell>
          <table:table-cell table:style-name="ce1" table:formula="of:=[.E12]/([.E12]+[.E14])" office:value-type="float" office:value="0.553299492385787" calcext:value-type="float">
            <text:p>0.5532994924</text:p>
          </table:table-cell>
          <table:table-cell table:style-name="ce1" table:formula="of:=[.F12]/([.F12]+[.F14])" office:value-type="float" office:value="0.553846153846154" calcext:value-type="float">
            <text:p>0.5538461538</text:p>
          </table:table-cell>
          <table:table-cell table:style-name="ce1" table:formula="of:=[.G12]/([.G12]+[.G14])" office:value-type="float" office:value="0.533653846153846" calcext:value-type="float">
            <text:p>0.5336538462</text:p>
          </table:table-cell>
          <table:table-cell table:style-name="ce1" table:formula="of:=[.H12]/([.H12]+[.H14])" office:value-type="float" office:value="0.536697247706422" calcext:value-type="float">
            <text:p>0.5366972477</text:p>
          </table:table-cell>
          <table:table-cell table:style-name="ce1" table:formula="of:=[.I12]/([.I12]+[.I14])" office:value-type="float" office:value="0.533653846153846" calcext:value-type="float">
            <text:p>0.5336538462</text:p>
          </table:table-cell>
          <table:table-cell table:style-name="ce1" table:formula="of:=[.J12]/([.J12]+[.J14])" office:value-type="float" office:value="0.538461538461538" calcext:value-type="float">
            <text:p>0.5384615385</text:p>
          </table:table-cell>
          <table:table-cell table:style-name="ce1" table:formula="of:=[.K12]/([.K12]+[.K14])" office:value-type="float" office:value="0.536697247706422" calcext:value-type="float">
            <text:p>0.5366972477</text:p>
          </table:table-cell>
          <table:table-cell table:style-name="ce1" table:formula="of:=[.L12]/([.L12]+[.L14])" office:value-type="float" office:value="0.508547008547009" calcext:value-type="float">
            <text:p>0.5085470085</text:p>
          </table:table-cell>
          <table:table-cell table:style-name="ce1" table:formula="of:=[.M12]/([.M12]+[.M14])" office:value-type="float" office:value="0.524271844660194" calcext:value-type="float">
            <text:p>0.5242718447</text:p>
          </table:table-cell>
          <table:table-cell table:style-name="ce1" table:formula="of:=[.N12]/([.N12]+[.N14])" office:value-type="float" office:value="0.508474576271186" calcext:value-type="float">
            <text:p>0.5084745763</text:p>
          </table:table-cell>
          <table:table-cell table:style-name="ce1" table:formula="of:=[.O12]/([.O12]+[.O14])" office:value-type="float" office:value="0.513157894736842" calcext:value-type="float">
            <text:p>0.5131578947</text:p>
          </table:table-cell>
          <table:table-cell table:style-name="ce1" table:formula="of:=[.P12]/([.P12]+[.P14])" office:value-type="float" office:value="0.54" calcext:value-type="float">
            <text:p>0.54</text:p>
          </table:table-cell>
          <table:table-cell table:style-name="ce1" table:formula="of:=[.Q12]/([.Q12]+[.Q14])" office:value-type="float" office:value="0.556122448979592" calcext:value-type="float">
            <text:p>0.556122449</text:p>
          </table:table-cell>
          <table:table-cell table:style-name="ce1" table:formula="of:=[.R12]/([.R12]+[.R14])" office:value-type="float" office:value="0.560606060606061" calcext:value-type="float">
            <text:p>0.5606060606</text:p>
          </table:table-cell>
          <table:table-cell table:style-name="ce1" table:formula="of:=[.S12]/([.S12]+[.S14])" office:value-type="float" office:value="0.556122448979592" calcext:value-type="float">
            <text:p>0.556122449</text:p>
          </table:table-cell>
          <table:table-cell table:style-name="ce1" table:formula="of:=[.T12]/([.T12]+[.T14])" office:value-type="float" office:value="0.560606060606061" calcext:value-type="float">
            <text:p>0.5606060606</text:p>
          </table:table-cell>
          <table:table-cell table:style-name="ce1" table:formula="of:=[.U12]/([.U12]+[.U14])" office:value-type="float" office:value="0.556122448979592" calcext:value-type="float">
            <text:p>0.556122449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1" table:formula="of:=[.B12]/([.B12]+[.B15])" office:value-type="float" office:value="0.614942528735632" calcext:value-type="float">
            <text:p>0.6149425287</text:p>
          </table:table-cell>
          <table:table-cell table:style-name="ce1" table:formula="of:=[.C12]/([.C12]+[.C15])" office:value-type="float" office:value="0.620689655172414" calcext:value-type="float">
            <text:p>0.6206896552</text:p>
          </table:table-cell>
          <table:table-cell table:style-name="ce1" table:formula="of:=[.D12]/([.D12]+[.D15])" office:value-type="float" office:value="0.609195402298851" calcext:value-type="float">
            <text:p>0.6091954023</text:p>
          </table:table-cell>
          <table:table-cell table:style-name="ce1" table:formula="of:=[.E12]/([.E12]+[.E15])" office:value-type="float" office:value="0.626436781609195" calcext:value-type="float">
            <text:p>0.6264367816</text:p>
          </table:table-cell>
          <table:table-cell table:style-name="ce1" table:formula="of:=[.F12]/([.F12]+[.F15])" office:value-type="float" office:value="0.620689655172414" calcext:value-type="float">
            <text:p>0.6206896552</text:p>
          </table:table-cell>
          <table:table-cell table:style-name="ce1" table:formula="of:=[.G12]/([.G12]+[.G15])" office:value-type="float" office:value="0.637931034482759" calcext:value-type="float">
            <text:p>0.6379310345</text:p>
          </table:table-cell>
          <table:table-cell table:style-name="ce1" table:formula="of:=[.H12]/([.H12]+[.H15])" office:value-type="float" office:value="0.672413793103448" calcext:value-type="float">
            <text:p>0.6724137931</text:p>
          </table:table-cell>
          <table:table-cell table:style-name="ce1" table:formula="of:=[.I12]/([.I12]+[.I15])" office:value-type="float" office:value="0.637931034482759" calcext:value-type="float">
            <text:p>0.6379310345</text:p>
          </table:table-cell>
          <table:table-cell table:style-name="ce1" table:formula="of:=[.J12]/([.J12]+[.J15])" office:value-type="float" office:value="0.683908045977011" calcext:value-type="float">
            <text:p>0.683908046</text:p>
          </table:table-cell>
          <table:table-cell table:style-name="ce1" table:formula="of:=[.K12]/([.K12]+[.K15])" office:value-type="float" office:value="0.672413793103448" calcext:value-type="float">
            <text:p>0.6724137931</text:p>
          </table:table-cell>
          <table:table-cell table:style-name="ce1" table:formula="of:=[.L12]/([.L12]+[.L15])" office:value-type="float" office:value="0.683908045977011" calcext:value-type="float">
            <text:p>0.683908046</text:p>
          </table:table-cell>
          <table:table-cell table:style-name="ce1" table:formula="of:=[.M12]/([.M12]+[.M15])" office:value-type="float" office:value="0.620689655172414" calcext:value-type="float">
            <text:p>0.6206896552</text:p>
          </table:table-cell>
          <table:table-cell table:style-name="ce1" table:formula="of:=[.N12]/([.N12]+[.N15])" office:value-type="float" office:value="0.689655172413793" calcext:value-type="float">
            <text:p>0.6896551724</text:p>
          </table:table-cell>
          <table:table-cell table:style-name="ce1" table:formula="of:=[.O12]/([.O12]+[.O15])" office:value-type="float" office:value="0.672413793103448" calcext:value-type="float">
            <text:p>0.6724137931</text:p>
          </table:table-cell>
          <table:table-cell table:style-name="ce1" table:formula="of:=[.P12]/([.P12]+[.P15])" office:value-type="float" office:value="0.620689655172414" calcext:value-type="float">
            <text:p>0.6206896552</text:p>
          </table:table-cell>
          <table:table-cell table:style-name="ce1" table:formula="of:=[.Q12]/([.Q12]+[.Q15])" office:value-type="float" office:value="0.626436781609195" calcext:value-type="float">
            <text:p>0.6264367816</text:p>
          </table:table-cell>
          <table:table-cell table:style-name="ce1" table:formula="of:=[.R12]/([.R12]+[.R15])" office:value-type="float" office:value="0.637931034482759" calcext:value-type="float">
            <text:p>0.6379310345</text:p>
          </table:table-cell>
          <table:table-cell table:style-name="ce1" table:formula="of:=[.S12]/([.S12]+[.S15])" office:value-type="float" office:value="0.626436781609195" calcext:value-type="float">
            <text:p>0.6264367816</text:p>
          </table:table-cell>
          <table:table-cell table:style-name="ce1" table:formula="of:=[.T12]/([.T12]+[.T15])" office:value-type="float" office:value="0.637931034482759" calcext:value-type="float">
            <text:p>0.6379310345</text:p>
          </table:table-cell>
          <table:table-cell table:style-name="ce1" table:formula="of:=[.U12]/([.U12]+[.U15])" office:value-type="float" office:value="0.626436781609195" calcext:value-type="float">
            <text:p>0.6264367816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table:style-name="ce1" table:formula="of:=(2*[.B17]*[.B18])/([.B17]+[.B18])" office:value-type="float" office:value="0.581521739130435" calcext:value-type="float">
            <text:p>0.5815217391</text:p>
          </table:table-cell>
          <table:table-cell table:style-name="ce1" table:formula="of:=(2*[.C17]*[.C18])/([.C17]+[.C18])" office:value-type="float" office:value="0.585365853658537" calcext:value-type="float">
            <text:p>0.5853658537</text:p>
          </table:table-cell>
          <table:table-cell table:style-name="ce1" table:formula="of:=(2*[.D17]*[.D18])/([.D17]+[.D18])" office:value-type="float" office:value="0.579234972677596" calcext:value-type="float">
            <text:p>0.5792349727</text:p>
          </table:table-cell>
          <table:table-cell table:style-name="ce1" table:formula="of:=(2*[.E17]*[.E18])/([.E17]+[.E18])" office:value-type="float" office:value="0.587601078167116" calcext:value-type="float">
            <text:p>0.5876010782</text:p>
          </table:table-cell>
          <table:table-cell table:style-name="ce1" table:formula="of:=(2*[.F17]*[.F18])/([.F17]+[.F18])" office:value-type="float" office:value="0.585365853658537" calcext:value-type="float">
            <text:p>0.5853658537</text:p>
          </table:table-cell>
          <table:table-cell table:style-name="ce1" table:formula="of:=(2*[.G17]*[.G18])/([.G17]+[.G18])" office:value-type="float" office:value="0.581151832460733" calcext:value-type="float">
            <text:p>0.5811518325</text:p>
          </table:table-cell>
          <table:table-cell table:style-name="ce1" table:formula="of:=(2*[.H17]*[.H18])/([.H17]+[.H18])" office:value-type="float" office:value="0.596938775510204" calcext:value-type="float">
            <text:p>0.5969387755</text:p>
          </table:table-cell>
          <table:table-cell table:style-name="ce1" table:formula="of:=(2*[.I17]*[.I18])/([.I17]+[.I18])" office:value-type="float" office:value="0.581151832460733" calcext:value-type="float">
            <text:p>0.5811518325</text:p>
          </table:table-cell>
          <table:table-cell table:style-name="ce1" table:formula="of:=(2*[.J17]*[.J18])/([.J17]+[.J18])" office:value-type="float" office:value="0.60253164556962" calcext:value-type="float">
            <text:p>0.6025316456</text:p>
          </table:table-cell>
          <table:table-cell table:style-name="ce1" table:formula="of:=(2*[.K17]*[.K18])/([.K17]+[.K18])" office:value-type="float" office:value="0.596938775510204" calcext:value-type="float">
            <text:p>0.5969387755</text:p>
          </table:table-cell>
          <table:table-cell table:style-name="ce1" table:formula="of:=(2*[.L17]*[.L18])/([.L17]+[.L18])" office:value-type="float" office:value="0.583333333333333" calcext:value-type="float">
            <text:p>0.5833333333</text:p>
          </table:table-cell>
          <table:table-cell table:style-name="ce1" table:formula="of:=(2*[.M17]*[.M18])/([.M17]+[.M18])" office:value-type="float" office:value="0.568421052631579" calcext:value-type="float">
            <text:p>0.5684210526</text:p>
          </table:table-cell>
          <table:table-cell table:style-name="ce1" table:formula="of:=(2*[.N17]*[.N18])/([.N17]+[.N18])" office:value-type="float" office:value="0.585365853658537" calcext:value-type="float">
            <text:p>0.5853658537</text:p>
          </table:table-cell>
          <table:table-cell table:style-name="ce1" table:formula="of:=(2*[.O17]*[.O18])/([.O17]+[.O18])" office:value-type="float" office:value="0.582089552238806" calcext:value-type="float">
            <text:p>0.5820895522</text:p>
          </table:table-cell>
          <table:table-cell table:style-name="ce1" table:formula="of:=(2*[.P17]*[.P18])/([.P17]+[.P18])" office:value-type="float" office:value="0.577540106951872" calcext:value-type="float">
            <text:p>0.577540107</text:p>
          </table:table-cell>
          <table:table-cell table:style-name="ce1" table:formula="of:=(2*[.Q17]*[.Q18])/([.Q17]+[.Q18])" office:value-type="float" office:value="0.589189189189189" calcext:value-type="float">
            <text:p>0.5891891892</text:p>
          </table:table-cell>
          <table:table-cell table:style-name="ce1" table:formula="of:=(2*[.R17]*[.R18])/([.R17]+[.R18])" office:value-type="float" office:value="0.596774193548387" calcext:value-type="float">
            <text:p>0.5967741935</text:p>
          </table:table-cell>
          <table:table-cell table:style-name="ce1" table:formula="of:=(2*[.S17]*[.S18])/([.S17]+[.S18])" office:value-type="float" office:value="0.589189189189189" calcext:value-type="float">
            <text:p>0.5891891892</text:p>
          </table:table-cell>
          <table:table-cell table:style-name="ce1" table:formula="of:=(2*[.T17]*[.T18])/([.T17]+[.T18])" office:value-type="float" office:value="0.596774193548387" calcext:value-type="float">
            <text:p>0.5967741935</text:p>
          </table:table-cell>
          <table:table-cell table:style-name="ce1" table:formula="of:=(2*[.U17]*[.U18])/([.U17]+[.U18])" office:value-type="float" office:value="0.589189189189189" calcext:value-type="float">
            <text:p>0.5891891892</text:p>
          </table:table-cell>
        </table:table-row>
        <table:table-row table:style-name="ro1">
          <table:table-cell office:value-type="string" calcext:value-type="string">
            <text:p>TOT_TOK</text:p>
          </table:table-cell>
          <table:table-cell table:formula="of:=SUM([.B12:.B15])" office:value-type="float" office:value="396" calcext:value-type="float">
            <text:p>396</text:p>
          </table:table-cell>
          <table:table-cell table:formula="of:=SUM([.C12:.C15])" office:value-type="float" office:value="396" calcext:value-type="float">
            <text:p>396</text:p>
          </table:table-cell>
          <table:table-cell table:formula="of:=SUM([.D12:.D15])" office:value-type="float" office:value="396" calcext:value-type="float">
            <text:p>396</text:p>
          </table:table-cell>
          <table:table-cell table:formula="of:=SUM([.E12:.E15])" office:value-type="float" office:value="396" calcext:value-type="float">
            <text:p>396</text:p>
          </table:table-cell>
          <table:table-cell table:formula="of:=SUM([.F12:.F15])" office:value-type="float" office:value="396" calcext:value-type="float">
            <text:p>396</text:p>
          </table:table-cell>
          <table:table-cell table:formula="of:=SUM([.G12:.G15])" office:value-type="float" office:value="396" calcext:value-type="float">
            <text:p>396</text:p>
          </table:table-cell>
          <table:table-cell table:formula="of:=SUM([.H12:.H15])" office:value-type="float" office:value="396" calcext:value-type="float">
            <text:p>396</text:p>
          </table:table-cell>
          <table:table-cell table:formula="of:=SUM([.I12:.I15])" office:value-type="float" office:value="396" calcext:value-type="float">
            <text:p>396</text:p>
          </table:table-cell>
          <table:table-cell table:formula="of:=SUM([.J12:.J15])" office:value-type="float" office:value="396" calcext:value-type="float">
            <text:p>396</text:p>
          </table:table-cell>
          <table:table-cell table:formula="of:=SUM([.K12:.K15])" office:value-type="float" office:value="396" calcext:value-type="float">
            <text:p>396</text:p>
          </table:table-cell>
          <table:table-cell table:formula="of:=SUM([.L12:.L15])" office:value-type="float" office:value="396" calcext:value-type="float">
            <text:p>396</text:p>
          </table:table-cell>
          <table:table-cell table:formula="of:=SUM([.M12:.M15])" office:value-type="float" office:value="396" calcext:value-type="float">
            <text:p>396</text:p>
          </table:table-cell>
          <table:table-cell table:formula="of:=SUM([.N12:.N15])" office:value-type="float" office:value="396" calcext:value-type="float">
            <text:p>396</text:p>
          </table:table-cell>
          <table:table-cell table:formula="of:=SUM([.O12:.O15])" office:value-type="float" office:value="396" calcext:value-type="float">
            <text:p>396</text:p>
          </table:table-cell>
          <table:table-cell table:formula="of:=SUM([.P12:.P15])" office:value-type="float" office:value="396" calcext:value-type="float">
            <text:p>396</text:p>
          </table:table-cell>
          <table:table-cell table:formula="of:=SUM([.Q12:.Q15])" office:value-type="float" office:value="396" calcext:value-type="float">
            <text:p>396</text:p>
          </table:table-cell>
          <table:table-cell table:formula="of:=SUM([.R12:.R15])" office:value-type="float" office:value="396" calcext:value-type="float">
            <text:p>396</text:p>
          </table:table-cell>
          <table:table-cell table:formula="of:=SUM([.S12:.S15])" office:value-type="float" office:value="396" calcext:value-type="float">
            <text:p>396</text:p>
          </table:table-cell>
          <table:table-cell table:formula="of:=SUM([.T12:.T15])" office:value-type="float" office:value="396" calcext:value-type="float">
            <text:p>396</text:p>
          </table:table-cell>
          <table:table-cell table:formula="of:=SUM([.U12:.U15]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TOT_POS</text:p>
          </table:table-cell>
          <table:table-cell table:formula="of:=[.B12]+[.B15]" office:value-type="float" office:value="174" calcext:value-type="float">
            <text:p>174</text:p>
          </table:table-cell>
          <table:table-cell table:formula="of:=[.C12]+[.C15]" office:value-type="float" office:value="174" calcext:value-type="float">
            <text:p>174</text:p>
          </table:table-cell>
          <table:table-cell table:formula="of:=[.D12]+[.D15]" office:value-type="float" office:value="174" calcext:value-type="float">
            <text:p>174</text:p>
          </table:table-cell>
          <table:table-cell table:formula="of:=[.E12]+[.E15]" office:value-type="float" office:value="174" calcext:value-type="float">
            <text:p>174</text:p>
          </table:table-cell>
          <table:table-cell table:formula="of:=[.F12]+[.F15]" office:value-type="float" office:value="174" calcext:value-type="float">
            <text:p>174</text:p>
          </table:table-cell>
          <table:table-cell table:formula="of:=[.G12]+[.G15]" office:value-type="float" office:value="174" calcext:value-type="float">
            <text:p>174</text:p>
          </table:table-cell>
          <table:table-cell table:formula="of:=[.H12]+[.H15]" office:value-type="float" office:value="174" calcext:value-type="float">
            <text:p>174</text:p>
          </table:table-cell>
          <table:table-cell table:formula="of:=[.I12]+[.I15]" office:value-type="float" office:value="174" calcext:value-type="float">
            <text:p>174</text:p>
          </table:table-cell>
          <table:table-cell table:formula="of:=[.J12]+[.J15]" office:value-type="float" office:value="174" calcext:value-type="float">
            <text:p>174</text:p>
          </table:table-cell>
          <table:table-cell table:formula="of:=[.K12]+[.K15]" office:value-type="float" office:value="174" calcext:value-type="float">
            <text:p>174</text:p>
          </table:table-cell>
          <table:table-cell table:formula="of:=[.L12]+[.L15]" office:value-type="float" office:value="174" calcext:value-type="float">
            <text:p>174</text:p>
          </table:table-cell>
          <table:table-cell table:formula="of:=[.M12]+[.M15]" office:value-type="float" office:value="174" calcext:value-type="float">
            <text:p>174</text:p>
          </table:table-cell>
          <table:table-cell table:formula="of:=[.N12]+[.N15]" office:value-type="float" office:value="174" calcext:value-type="float">
            <text:p>174</text:p>
          </table:table-cell>
          <table:table-cell table:formula="of:=[.O12]+[.O15]" office:value-type="float" office:value="174" calcext:value-type="float">
            <text:p>174</text:p>
          </table:table-cell>
          <table:table-cell table:formula="of:=[.P12]+[.P15]" office:value-type="float" office:value="174" calcext:value-type="float">
            <text:p>174</text:p>
          </table:table-cell>
          <table:table-cell table:formula="of:=[.Q12]+[.Q15]" office:value-type="float" office:value="174" calcext:value-type="float">
            <text:p>174</text:p>
          </table:table-cell>
          <table:table-cell table:formula="of:=[.R12]+[.R15]" office:value-type="float" office:value="174" calcext:value-type="float">
            <text:p>174</text:p>
          </table:table-cell>
          <table:table-cell table:formula="of:=[.S12]+[.S15]" office:value-type="float" office:value="174" calcext:value-type="float">
            <text:p>174</text:p>
          </table:table-cell>
          <table:table-cell table:formula="of:=[.T12]+[.T15]" office:value-type="float" office:value="174" calcext:value-type="float">
            <text:p>174</text:p>
          </table:table-cell>
          <table:table-cell table:formula="of:=[.U12]+[.U15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OT_NEG</text:p>
          </table:table-cell>
          <table:table-cell table:formula="of:=[.B13]+[.B14]" office:value-type="float" office:value="222" calcext:value-type="float">
            <text:p>222</text:p>
          </table:table-cell>
          <table:table-cell table:formula="of:=[.C13]+[.C14]" office:value-type="float" office:value="222" calcext:value-type="float">
            <text:p>222</text:p>
          </table:table-cell>
          <table:table-cell table:formula="of:=[.D13]+[.D14]" office:value-type="float" office:value="222" calcext:value-type="float">
            <text:p>222</text:p>
          </table:table-cell>
          <table:table-cell table:formula="of:=[.E13]+[.E14]" office:value-type="float" office:value="222" calcext:value-type="float">
            <text:p>222</text:p>
          </table:table-cell>
          <table:table-cell table:formula="of:=[.F13]+[.F14]" office:value-type="float" office:value="222" calcext:value-type="float">
            <text:p>222</text:p>
          </table:table-cell>
          <table:table-cell table:formula="of:=[.G13]+[.G14]" office:value-type="float" office:value="222" calcext:value-type="float">
            <text:p>222</text:p>
          </table:table-cell>
          <table:table-cell table:formula="of:=[.H13]+[.H14]" office:value-type="float" office:value="222" calcext:value-type="float">
            <text:p>222</text:p>
          </table:table-cell>
          <table:table-cell table:formula="of:=[.I13]+[.I14]" office:value-type="float" office:value="222" calcext:value-type="float">
            <text:p>222</text:p>
          </table:table-cell>
          <table:table-cell table:formula="of:=[.J13]+[.J14]" office:value-type="float" office:value="222" calcext:value-type="float">
            <text:p>222</text:p>
          </table:table-cell>
          <table:table-cell table:formula="of:=[.K13]+[.K14]" office:value-type="float" office:value="222" calcext:value-type="float">
            <text:p>222</text:p>
          </table:table-cell>
          <table:table-cell table:formula="of:=[.L13]+[.L14]" office:value-type="float" office:value="222" calcext:value-type="float">
            <text:p>222</text:p>
          </table:table-cell>
          <table:table-cell table:formula="of:=[.M13]+[.M14]" office:value-type="float" office:value="222" calcext:value-type="float">
            <text:p>222</text:p>
          </table:table-cell>
          <table:table-cell table:formula="of:=[.N13]+[.N14]" office:value-type="float" office:value="222" calcext:value-type="float">
            <text:p>222</text:p>
          </table:table-cell>
          <table:table-cell table:formula="of:=[.O13]+[.O14]" office:value-type="float" office:value="222" calcext:value-type="float">
            <text:p>222</text:p>
          </table:table-cell>
          <table:table-cell table:formula="of:=[.P13]+[.P14]" office:value-type="float" office:value="222" calcext:value-type="float">
            <text:p>222</text:p>
          </table:table-cell>
          <table:table-cell table:formula="of:=[.Q13]+[.Q14]" office:value-type="float" office:value="222" calcext:value-type="float">
            <text:p>222</text:p>
          </table:table-cell>
          <table:table-cell table:formula="of:=[.R13]+[.R14]" office:value-type="float" office:value="222" calcext:value-type="float">
            <text:p>222</text:p>
          </table:table-cell>
          <table:table-cell table:formula="of:=[.S13]+[.S14]" office:value-type="float" office:value="222" calcext:value-type="float">
            <text:p>222</text:p>
          </table:table-cell>
          <table:table-cell table:formula="of:=[.T13]+[.T14]" office:value-type="float" office:value="222" calcext:value-type="float">
            <text:p>222</text:p>
          </table:table-cell>
          <table:table-cell table:formula="of:=[.U13]+[.U14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EAN_F1_KMEANS</text:p>
          </table:table-cell>
          <table:table-cell table:formula="of:=AVERAGE([.B19:.F19])" office:value-type="float" office:value="0.583817899458444" calcext:value-type="float">
            <text:p>0.58381789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F1_EM</text:p>
          </table:table-cell>
          <table:table-cell table:formula="of:=AVERAGE([.G19:.K19])" office:value-type="float" office:value="0.591742572302299" calcext:value-type="float">
            <text:p>0.591742572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F1_LSSVM</text:p>
          </table:table-cell>
          <table:table-cell table:formula="of:=AVERAGE([.L19:.P19])" office:value-type="float" office:value="0.579349979762825" calcext:value-type="float">
            <text:p>0.579349979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F1_M3N</text:p>
          </table:table-cell>
          <table:table-cell table:formula="of:=AVERAGE([.Q19:.U19])" office:value-type="float" office:value="0.592223190932868" calcext:value-type="float">
            <text:p>0.592223190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 style:data-style-name="N2" text:time-value="18:20:39.922050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Abidi</meta:initial-creator>
    <meta:creation-date>2018-08-01T22:17:15.841557278</meta:creation-date>
    <meta:generator>LibreOffice/4.2.8.2$Linux_X86_64 LibreOffice_project/420$Build-2</meta:generator>
    <dc:date>2018-08-05T21:41:50.364475774</dc:date>
    <dc:creator>Syed Abidi</dc:creator>
    <meta:editing-duration>PT12H31M18S</meta:editing-duration>
    <meta:editing-cycles>54</meta:editing-cycles>
    <meta:document-statistic meta:table-count="7" meta:cell-count="1050" meta:object-count="0"/>
  </office:meta>
</office:document-meta>
</file>